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7.0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af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9e9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dc9c9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b8989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8f8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5f5f5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cdcd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af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df5e6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af0e6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aebd7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edfc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dc0b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b8378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efd5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ebcd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e4c4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d5b7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db79e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b7d6b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dab9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cbad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daf95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8b7765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ead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e4b5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8d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ee8d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dc8b1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8b8878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f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dcdc1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b8b8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acd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5ee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5de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dc5b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8b8682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0fff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0eee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1cdc1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838b8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5fff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0ff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0f8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6e6f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0f5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e4e1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2f4f4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696969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70809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778899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bebebe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3d3d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19197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8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6495ed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483d8b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6a5acd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7b68ee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8470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00cd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4169e1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0000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1e90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bf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87ceeb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87cef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4682b4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0c4de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add8e6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b0e0e6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afeeee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00ced1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48d1c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40e0d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0fff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5f9ea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66cda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7fffd4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0064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556b2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8fbc8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2e8b57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3cb371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20b2a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8fb98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00ff7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7cfc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0fa9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adff2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32cd32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acd32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228b22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6b8e2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bdb76b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0e68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eee8a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afad2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e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d7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eedd82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daa52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b8860b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bc8f8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d5c5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8b451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a0522d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cd853f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deb887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5f5d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5deb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4a46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d2b48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2691e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b22222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52a2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e9967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a8072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a07a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a5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8c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7f5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0808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6347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45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69b4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149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c0cb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b6c1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db709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b0306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71585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0209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ee82ee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da0dd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da70d6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ba55d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9932cc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9400d3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8a2be2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a020f0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9370db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d8bfd8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3" table:default-cell-style-name="ce1"/>
        <table:table-column table:style-name="co2" table:default-cell-style-name="ce2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2"/>
        <table:table-row table:style-name="ro1">
          <table:table-cell office:value-type="string">
            <text:p>Snow</text:p>
          </table:table-cell>
          <table:table-cell office:value-type="string">
            <text:p> 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0">
            <text:p>250</text:p>
          </table:table-cell>
          <table:table-cell table:formula="of:=CHAR(34)&amp;[.A1]&amp;CHAR(34)&amp;&quot;: (&quot;&amp;[.C1]&amp;&quot;, &quot;&amp;[.D1]&amp;&quot;, &quot;&amp;[.E1]&amp;&quot;)&quot;" office:value-type="string" office:string-value="&quot;Snow&quot;: (255, 250, 250)">
            <text:p>"Snow": (255, 250, 250)</text:p>
          </table:table-cell>
        </table:table-row>
        <table:table-row table:style-name="ro1">
          <table:table-cell office:value-type="string">
            <text:p>Snow 2</text:p>
          </table:table-cell>
          <table:table-cell table:style-name="ce3" office:value-type="string">
            <text:p> 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33">
            <text:p>233</text:p>
          </table:table-cell>
          <table:table-cell table:style-name="ce3" table:formula="of:=CHAR(34)&amp;[.A2]&amp;CHAR(34)&amp;&quot;: (&quot;&amp;[.C2]&amp;&quot;, &quot;&amp;[.D2]&amp;&quot;, &quot;&amp;[.E2]&amp;&quot;)&quot;" office:value-type="string" office:string-value="&quot;Snow 2&quot;: (238, 233, 233)">
            <text:p>"Snow 2": (238, 233, 233)</text:p>
          </table:table-cell>
        </table:table-row>
        <table:table-row table:style-name="ro1">
          <table:table-cell office:value-type="string">
            <text:p>Snow 3</text:p>
          </table:table-cell>
          <table:table-cell table:style-name="ce4" office:value-type="string">
            <text:p> </text:p>
          </table:table-cell>
          <table:table-cell office:value-type="float" office:value="205">
            <text:p>205</text:p>
          </table:table-cell>
          <table:table-cell table:number-columns-repeated="2" office:value-type="float" office:value="201">
            <text:p>201</text:p>
          </table:table-cell>
          <table:table-cell table:style-name="ce4" table:formula="of:=CHAR(34)&amp;[.A3]&amp;CHAR(34)&amp;&quot;: (&quot;&amp;[.C3]&amp;&quot;, &quot;&amp;[.D3]&amp;&quot;, &quot;&amp;[.E3]&amp;&quot;)&quot;" office:value-type="string" office:string-value="&quot;Snow 3&quot;: (205, 201, 201)">
            <text:p>"Snow 3": (205, 201, 201)</text:p>
          </table:table-cell>
        </table:table-row>
        <table:table-row table:style-name="ro1">
          <table:table-cell office:value-type="string">
            <text:p>Snow 4</text:p>
          </table:table-cell>
          <table:table-cell table:style-name="ce5" office:value-type="string">
            <text:p> 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37">
            <text:p>137</text:p>
          </table:table-cell>
          <table:table-cell table:style-name="ce5" table:formula="of:=CHAR(34)&amp;[.A4]&amp;CHAR(34)&amp;&quot;: (&quot;&amp;[.C4]&amp;&quot;, &quot;&amp;[.D4]&amp;&quot;, &quot;&amp;[.E4]&amp;&quot;)&quot;" office:value-type="string" office:string-value="&quot;Snow 4&quot;: (139, 137, 137)">
            <text:p>"Snow 4": (139, 137, 137)</text:p>
          </table:table-cell>
        </table:table-row>
        <table:table-row table:style-name="ro1">
          <table:table-cell office:value-type="string">
            <text:p>Ghost White</text:p>
          </table:table-cell>
          <table:table-cell table:style-name="ce6" office:value-type="string">
            <text:p> 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style-name="ce6" table:formula="of:=CHAR(34)&amp;[.A5]&amp;CHAR(34)&amp;&quot;: (&quot;&amp;[.C5]&amp;&quot;, &quot;&amp;[.D5]&amp;&quot;, &quot;&amp;[.E5]&amp;&quot;)&quot;" office:value-type="string" office:string-value="&quot;Ghost White&quot;: (248, 248, 255)">
            <text:p>"Ghost White": (248, 248, 255)</text:p>
          </table:table-cell>
        </table:table-row>
        <table:table-row table:style-name="ro1">
          <table:table-cell office:value-type="string">
            <text:p>White Smoke</text:p>
          </table:table-cell>
          <table:table-cell table:style-name="ce7" office:value-type="string">
            <text:p> </text:p>
          </table:table-cell>
          <table:table-cell table:number-columns-repeated="3" office:value-type="float" office:value="245">
            <text:p>245</text:p>
          </table:table-cell>
          <table:table-cell table:style-name="ce7" table:formula="of:=CHAR(34)&amp;[.A6]&amp;CHAR(34)&amp;&quot;: (&quot;&amp;[.C6]&amp;&quot;, &quot;&amp;[.D6]&amp;&quot;, &quot;&amp;[.E6]&amp;&quot;)&quot;" office:value-type="string" office:string-value="&quot;White Smoke&quot;: (245, 245, 245)">
            <text:p>"White Smoke": (245, 245, 245)</text:p>
          </table:table-cell>
        </table:table-row>
        <table:table-row table:style-name="ro1">
          <table:table-cell office:value-type="string">
            <text:p>Gainsboro</text:p>
          </table:table-cell>
          <table:table-cell table:style-name="ce8" office:value-type="string">
            <text:p> </text:p>
          </table:table-cell>
          <table:table-cell table:number-columns-repeated="3" office:value-type="float" office:value="220">
            <text:p>220</text:p>
          </table:table-cell>
          <table:table-cell table:style-name="ce8" table:formula="of:=CHAR(34)&amp;[.A7]&amp;CHAR(34)&amp;&quot;: (&quot;&amp;[.C7]&amp;&quot;, &quot;&amp;[.D7]&amp;&quot;, &quot;&amp;[.E7]&amp;&quot;)&quot;" office:value-type="string" office:string-value="&quot;Gainsboro&quot;: (220, 220, 220)">
            <text:p>"Gainsboro": (220, 220, 220)</text:p>
          </table:table-cell>
        </table:table-row>
        <table:table-row table:style-name="ro1">
          <table:table-cell office:value-type="string">
            <text:p>Floral White</text:p>
          </table:table-cell>
          <table:table-cell table:style-name="ce9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style-name="ce9" table:formula="of:=CHAR(34)&amp;[.A8]&amp;CHAR(34)&amp;&quot;: (&quot;&amp;[.C8]&amp;&quot;, &quot;&amp;[.D8]&amp;&quot;, &quot;&amp;[.E8]&amp;&quot;)&quot;" office:value-type="string" office:string-value="&quot;Floral White&quot;: (255, 250, 240)">
            <text:p>"Floral White": (255, 250, 240)</text:p>
          </table:table-cell>
        </table:table-row>
        <table:table-row table:style-name="ro1">
          <table:table-cell office:value-type="string">
            <text:p>Old Lace</text:p>
          </table:table-cell>
          <table:table-cell table:style-name="ce10" office:value-type="string">
            <text:p> 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30">
            <text:p>230</text:p>
          </table:table-cell>
          <table:table-cell table:style-name="ce10" table:formula="of:=CHAR(34)&amp;[.A9]&amp;CHAR(34)&amp;&quot;: (&quot;&amp;[.C9]&amp;&quot;, &quot;&amp;[.D9]&amp;&quot;, &quot;&amp;[.E9]&amp;&quot;)&quot;" office:value-type="string" office:string-value="&quot;Old Lace&quot;: (253, 245, 230)">
            <text:p>"Old Lace": (253, 245, 230)</text:p>
          </table:table-cell>
        </table:table-row>
        <table:table-row table:style-name="ro1">
          <table:table-cell office:value-type="string">
            <text:p>Linen</text:p>
          </table:table-cell>
          <table:table-cell table:style-name="ce11" office:value-type="string">
            <text:p> 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30">
            <text:p>230</text:p>
          </table:table-cell>
          <table:table-cell table:style-name="ce11" table:formula="of:=CHAR(34)&amp;[.A10]&amp;CHAR(34)&amp;&quot;: (&quot;&amp;[.C10]&amp;&quot;, &quot;&amp;[.D10]&amp;&quot;, &quot;&amp;[.E10]&amp;&quot;)&quot;" office:value-type="string" office:string-value="&quot;Linen&quot;: (240, 240, 230)">
            <text:p>"Linen": (240, 240, 230)</text:p>
          </table:table-cell>
        </table:table-row>
        <table:table-row table:style-name="ro1">
          <table:table-cell office:value-type="string">
            <text:p>Antique White</text:p>
          </table:table-cell>
          <table:table-cell table:style-name="ce12" office:value-type="string">
            <text:p> </text:p>
          </table:table-cell>
          <table:table-cell office:value-type="float" office:value="250">
            <text:p>250</text:p>
          </table:table-cell>
          <table:table-cell office:value-type="float" office:value="235">
            <text:p>235</text:p>
          </table:table-cell>
          <table:table-cell office:value-type="float" office:value="215">
            <text:p>215</text:p>
          </table:table-cell>
          <table:table-cell table:style-name="ce12" table:formula="of:=CHAR(34)&amp;[.A11]&amp;CHAR(34)&amp;&quot;: (&quot;&amp;[.C11]&amp;&quot;, &quot;&amp;[.D11]&amp;&quot;, &quot;&amp;[.E11]&amp;&quot;)&quot;" office:value-type="string" office:string-value="&quot;Antique White&quot;: (250, 235, 215)">
            <text:p>"Antique White": (250, 235, 215)</text:p>
          </table:table-cell>
        </table:table-row>
        <table:table-row table:style-name="ro1">
          <table:table-cell office:value-type="string">
            <text:p>Antique White 2</text:p>
          </table:table-cell>
          <table:table-cell table:style-name="ce13" office:value-type="string">
            <text:p> </text:p>
          </table:table-cell>
          <table:table-cell office:value-type="float" office:value="238">
            <text:p>238</text:p>
          </table:table-cell>
          <table:table-cell office:value-type="float" office:value="223">
            <text:p>223</text:p>
          </table:table-cell>
          <table:table-cell office:value-type="float" office:value="204">
            <text:p>204</text:p>
          </table:table-cell>
          <table:table-cell table:style-name="ce13" table:formula="of:=CHAR(34)&amp;[.A12]&amp;CHAR(34)&amp;&quot;: (&quot;&amp;[.C12]&amp;&quot;, &quot;&amp;[.D12]&amp;&quot;, &quot;&amp;[.E12]&amp;&quot;)&quot;" office:value-type="string" office:string-value="&quot;Antique White 2&quot;: (238, 223, 204)">
            <text:p>"Antique White 2": (238, 223, 204)</text:p>
          </table:table-cell>
        </table:table-row>
        <table:table-row table:style-name="ro1">
          <table:table-cell office:value-type="string">
            <text:p>Antique White 3</text:p>
          </table:table-cell>
          <table:table-cell table:style-name="ce14" office:value-type="string">
            <text:p> </text:p>
          </table:table-cell>
          <table:table-cell office:value-type="float" office:value="205">
            <text:p>205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table:style-name="ce14" table:formula="of:=CHAR(34)&amp;[.A13]&amp;CHAR(34)&amp;&quot;: (&quot;&amp;[.C13]&amp;&quot;, &quot;&amp;[.D13]&amp;&quot;, &quot;&amp;[.E13]&amp;&quot;)&quot;" office:value-type="string" office:string-value="&quot;Antique White 3&quot;: (205, 192, 176)">
            <text:p>"Antique White 3": (205, 192, 176)</text:p>
          </table:table-cell>
        </table:table-row>
        <table:table-row table:style-name="ro1">
          <table:table-cell office:value-type="string">
            <text:p>Antique White 4</text:p>
          </table:table-cell>
          <table:table-cell table:style-name="ce15" office:value-type="string">
            <text:p> </text:p>
          </table:table-cell>
          <table:table-cell office:value-type="float" office:value="139">
            <text:p>139</text:p>
          </table:table-cell>
          <table:table-cell office:value-type="float" office:value="131">
            <text:p>131</text:p>
          </table:table-cell>
          <table:table-cell office:value-type="float" office:value="120">
            <text:p>120</text:p>
          </table:table-cell>
          <table:table-cell table:style-name="ce15" table:formula="of:=CHAR(34)&amp;[.A14]&amp;CHAR(34)&amp;&quot;: (&quot;&amp;[.C14]&amp;&quot;, &quot;&amp;[.D14]&amp;&quot;, &quot;&amp;[.E14]&amp;&quot;)&quot;" office:value-type="string" office:string-value="&quot;Antique White 4&quot;: (139, 131, 120)">
            <text:p>"Antique White 4": (139, 131, 120)</text:p>
          </table:table-cell>
        </table:table-row>
        <table:table-row table:style-name="ro1">
          <table:table-cell office:value-type="string">
            <text:p>Papaya Whip</text:p>
          </table:table-cell>
          <table:table-cell table:style-name="ce16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 table:style-name="ce16" table:formula="of:=CHAR(34)&amp;[.A15]&amp;CHAR(34)&amp;&quot;: (&quot;&amp;[.C15]&amp;&quot;, &quot;&amp;[.D15]&amp;&quot;, &quot;&amp;[.E15]&amp;&quot;)&quot;" office:value-type="string" office:string-value="&quot;Papaya Whip&quot;: (255, 239, 213)">
            <text:p>"Papaya Whip": (255, 239, 213)</text:p>
          </table:table-cell>
        </table:table-row>
        <table:table-row table:style-name="ro1">
          <table:table-cell office:value-type="string">
            <text:p>Blanched Almond</text:p>
          </table:table-cell>
          <table:table-cell table:style-name="ce17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35">
            <text:p>235</text:p>
          </table:table-cell>
          <table:table-cell office:value-type="float" office:value="205">
            <text:p>205</text:p>
          </table:table-cell>
          <table:table-cell table:style-name="ce17" table:formula="of:=CHAR(34)&amp;[.A16]&amp;CHAR(34)&amp;&quot;: (&quot;&amp;[.C16]&amp;&quot;, &quot;&amp;[.D16]&amp;&quot;, &quot;&amp;[.E16]&amp;&quot;)&quot;" office:value-type="string" office:string-value="&quot;Blanched Almond&quot;: (255, 235, 205)">
            <text:p>"Blanched Almond": (255, 235, 205)</text:p>
          </table:table-cell>
        </table:table-row>
        <table:table-row table:style-name="ro1">
          <table:table-cell office:value-type="string">
            <text:p>Bisque</text:p>
          </table:table-cell>
          <table:table-cell table:style-name="ce18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196">
            <text:p>196</text:p>
          </table:table-cell>
          <table:table-cell table:style-name="ce18" table:formula="of:=CHAR(34)&amp;[.A17]&amp;CHAR(34)&amp;&quot;: (&quot;&amp;[.C17]&amp;&quot;, &quot;&amp;[.D17]&amp;&quot;, &quot;&amp;[.E17]&amp;&quot;)&quot;" office:value-type="string" office:string-value="&quot;Bisque&quot;: (255, 228, 196)">
            <text:p>"Bisque": (255, 228, 196)</text:p>
          </table:table-cell>
        </table:table-row>
        <table:table-row table:style-name="ro1">
          <table:table-cell office:value-type="string">
            <text:p>Bisque 2</text:p>
          </table:table-cell>
          <table:table-cell table:style-name="ce19" office:value-type="string">
            <text:p> </text:p>
          </table:table-cell>
          <table:table-cell office:value-type="float" office:value="238">
            <text:p>238</text:p>
          </table:table-cell>
          <table:table-cell office:value-type="float" office:value="213">
            <text:p>213</text:p>
          </table:table-cell>
          <table:table-cell office:value-type="float" office:value="183">
            <text:p>183</text:p>
          </table:table-cell>
          <table:table-cell table:style-name="ce19" table:formula="of:=CHAR(34)&amp;[.A18]&amp;CHAR(34)&amp;&quot;: (&quot;&amp;[.C18]&amp;&quot;, &quot;&amp;[.D18]&amp;&quot;, &quot;&amp;[.E18]&amp;&quot;)&quot;" office:value-type="string" office:string-value="&quot;Bisque 2&quot;: (238, 213, 183)">
            <text:p>"Bisque 2": (238, 213, 183)</text:p>
          </table:table-cell>
        </table:table-row>
        <table:table-row table:style-name="ro1">
          <table:table-cell office:value-type="string">
            <text:p>Bisque 3</text:p>
          </table:table-cell>
          <table:table-cell table:style-name="ce20" office:value-type="string">
            <text:p> </text:p>
          </table:table-cell>
          <table:table-cell office:value-type="float" office:value="205">
            <text:p>205</text:p>
          </table:table-cell>
          <table:table-cell office:value-type="float" office:value="183">
            <text:p>183</text:p>
          </table:table-cell>
          <table:table-cell office:value-type="float" office:value="158">
            <text:p>158</text:p>
          </table:table-cell>
          <table:table-cell table:style-name="ce20" table:formula="of:=CHAR(34)&amp;[.A19]&amp;CHAR(34)&amp;&quot;: (&quot;&amp;[.C19]&amp;&quot;, &quot;&amp;[.D19]&amp;&quot;, &quot;&amp;[.E19]&amp;&quot;)&quot;" office:value-type="string" office:string-value="&quot;Bisque 3&quot;: (205, 183, 158)">
            <text:p>"Bisque 3": (205, 183, 158)</text:p>
          </table:table-cell>
        </table:table-row>
        <table:table-row table:style-name="ro1">
          <table:table-cell office:value-type="string">
            <text:p>Bisque 4</text:p>
          </table:table-cell>
          <table:table-cell table:style-name="ce21" office:value-type="string">
            <text:p> 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table:style-name="ce21" table:formula="of:=CHAR(34)&amp;[.A20]&amp;CHAR(34)&amp;&quot;: (&quot;&amp;[.C20]&amp;&quot;, &quot;&amp;[.D20]&amp;&quot;, &quot;&amp;[.E20]&amp;&quot;)&quot;" office:value-type="string" office:string-value="&quot;Bisque 4&quot;: (139, 125, 107)">
            <text:p>"Bisque 4": (139, 125, 107)</text:p>
          </table:table-cell>
        </table:table-row>
        <table:table-row table:style-name="ro1">
          <table:table-cell office:value-type="string">
            <text:p>Peach Puff</text:p>
          </table:table-cell>
          <table:table-cell table:style-name="ce22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style-name="ce22" table:formula="of:=CHAR(34)&amp;[.A21]&amp;CHAR(34)&amp;&quot;: (&quot;&amp;[.C21]&amp;&quot;, &quot;&amp;[.D21]&amp;&quot;, &quot;&amp;[.E21]&amp;&quot;)&quot;" office:value-type="string" office:string-value="&quot;Peach Puff&quot;: (255, 218, 185)">
            <text:p>"Peach Puff": (255, 218, 185)</text:p>
          </table:table-cell>
        </table:table-row>
        <table:table-row table:style-name="ro1">
          <table:table-cell office:value-type="string">
            <text:p>Peach Puff 2</text:p>
          </table:table-cell>
          <table:table-cell table:style-name="ce23" office:value-type="string">
            <text:p> </text:p>
          </table:table-cell>
          <table:table-cell office:value-type="float" office:value="238">
            <text:p>238</text:p>
          </table:table-cell>
          <table:table-cell office:value-type="float" office:value="203">
            <text:p>203</text:p>
          </table:table-cell>
          <table:table-cell office:value-type="float" office:value="173">
            <text:p>173</text:p>
          </table:table-cell>
          <table:table-cell table:style-name="ce23" table:formula="of:=CHAR(34)&amp;[.A22]&amp;CHAR(34)&amp;&quot;: (&quot;&amp;[.C22]&amp;&quot;, &quot;&amp;[.D22]&amp;&quot;, &quot;&amp;[.E22]&amp;&quot;)&quot;" office:value-type="string" office:string-value="&quot;Peach Puff 2&quot;: (238, 203, 173)">
            <text:p>"Peach Puff 2": (238, 203, 173)</text:p>
          </table:table-cell>
        </table:table-row>
        <table:table-row table:style-name="ro1">
          <table:table-cell office:value-type="string">
            <text:p>Peach Puff 3</text:p>
          </table:table-cell>
          <table:table-cell table:style-name="ce24" office:value-type="string">
            <text:p> </text:p>
          </table:table-cell>
          <table:table-cell office:value-type="float" office:value="205">
            <text:p>205</text:p>
          </table:table-cell>
          <table:table-cell office:value-type="float" office:value="175">
            <text:p>175</text:p>
          </table:table-cell>
          <table:table-cell office:value-type="float" office:value="149">
            <text:p>149</text:p>
          </table:table-cell>
          <table:table-cell table:style-name="ce24" table:formula="of:=CHAR(34)&amp;[.A23]&amp;CHAR(34)&amp;&quot;: (&quot;&amp;[.C23]&amp;&quot;, &quot;&amp;[.D23]&amp;&quot;, &quot;&amp;[.E23]&amp;&quot;)&quot;" office:value-type="string" office:string-value="&quot;Peach Puff 3&quot;: (205, 175, 149)">
            <text:p>"Peach Puff 3": (205, 175, 149)</text:p>
          </table:table-cell>
        </table:table-row>
        <table:table-row table:style-name="ro1">
          <table:table-cell office:value-type="string">
            <text:p>Peach Puff 4</text:p>
          </table:table-cell>
          <table:table-cell table:style-name="ce25" office:value-type="string">
            <text:p> </text:p>
          </table:table-cell>
          <table:table-cell office:value-type="float" office:value="139">
            <text:p>139</text:p>
          </table:table-cell>
          <table:table-cell office:value-type="float" office:value="119">
            <text:p>119</text:p>
          </table:table-cell>
          <table:table-cell office:value-type="float" office:value="101">
            <text:p>101</text:p>
          </table:table-cell>
          <table:table-cell table:style-name="ce25" table:formula="of:=CHAR(34)&amp;[.A24]&amp;CHAR(34)&amp;&quot;: (&quot;&amp;[.C24]&amp;&quot;, &quot;&amp;[.D24]&amp;&quot;, &quot;&amp;[.E24]&amp;&quot;)&quot;" office:value-type="string" office:string-value="&quot;Peach Puff 4&quot;: (139, 119, 101)">
            <text:p>"Peach Puff 4": (139, 119, 101)</text:p>
          </table:table-cell>
        </table:table-row>
        <table:table-row table:style-name="ro1">
          <table:table-cell office:value-type="string">
            <text:p>Navajo White</text:p>
          </table:table-cell>
          <table:table-cell table:style-name="ce26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 office:value-type="float" office:value="173">
            <text:p>173</text:p>
          </table:table-cell>
          <table:table-cell table:style-name="ce26" table:formula="of:=CHAR(34)&amp;[.A25]&amp;CHAR(34)&amp;&quot;: (&quot;&amp;[.C25]&amp;&quot;, &quot;&amp;[.D25]&amp;&quot;, &quot;&amp;[.E25]&amp;&quot;)&quot;" office:value-type="string" office:string-value="&quot;Navajo White&quot;: (255, 222, 173)">
            <text:p>"Navajo White": (255, 222, 173)</text:p>
          </table:table-cell>
        </table:table-row>
        <table:table-row table:style-name="ro1">
          <table:table-cell office:value-type="string">
            <text:p>Moccasin</text:p>
          </table:table-cell>
          <table:table-cell table:style-name="ce27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181">
            <text:p>181</text:p>
          </table:table-cell>
          <table:table-cell table:style-name="ce27" table:formula="of:=CHAR(34)&amp;[.A26]&amp;CHAR(34)&amp;&quot;: (&quot;&amp;[.C26]&amp;&quot;, &quot;&amp;[.D26]&amp;&quot;, &quot;&amp;[.E26]&amp;&quot;)&quot;" office:value-type="string" office:string-value="&quot;Moccasin&quot;: (255, 228, 181)">
            <text:p>"Moccasin": (255, 228, 181)</text:p>
          </table:table-cell>
        </table:table-row>
        <table:table-row table:style-name="ro1">
          <table:table-cell office:value-type="string">
            <text:p>Cornsilk</text:p>
          </table:table-cell>
          <table:table-cell table:style-name="ce28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20">
            <text:p>220</text:p>
          </table:table-cell>
          <table:table-cell table:style-name="ce28" table:formula="of:=CHAR(34)&amp;[.A27]&amp;CHAR(34)&amp;&quot;: (&quot;&amp;[.C27]&amp;&quot;, &quot;&amp;[.D27]&amp;&quot;, &quot;&amp;[.E27]&amp;&quot;)&quot;" office:value-type="string" office:string-value="&quot;Cornsilk&quot;: (255, 248, 220)">
            <text:p>"Cornsilk": (255, 248, 220)</text:p>
          </table:table-cell>
        </table:table-row>
        <table:table-row table:style-name="ro1">
          <table:table-cell office:value-type="string">
            <text:p>Cornsilk 2</text:p>
          </table:table-cell>
          <table:table-cell table:style-name="ce29" office:value-type="string">
            <text:p> 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205">
            <text:p>205</text:p>
          </table:table-cell>
          <table:table-cell table:style-name="ce29" table:formula="of:=CHAR(34)&amp;[.A28]&amp;CHAR(34)&amp;&quot;: (&quot;&amp;[.C28]&amp;&quot;, &quot;&amp;[.D28]&amp;&quot;, &quot;&amp;[.E28]&amp;&quot;)&quot;" office:value-type="string" office:string-value="&quot;Cornsilk 2&quot;: (238, 232, 205)">
            <text:p>"Cornsilk 2": (238, 232, 205)</text:p>
          </table:table-cell>
        </table:table-row>
        <table:table-row table:style-name="ro1">
          <table:table-cell office:value-type="string">
            <text:p>Cornsilk 3</text:p>
          </table:table-cell>
          <table:table-cell table:style-name="ce30" office:value-type="string">
            <text:p> </text:p>
          </table:table-cell>
          <table:table-cell office:value-type="float" office:value="205">
            <text:p>205</text:p>
          </table:table-cell>
          <table:table-cell office:value-type="float" office:value="200">
            <text:p>200</text:p>
          </table:table-cell>
          <table:table-cell office:value-type="float" office:value="177">
            <text:p>177</text:p>
          </table:table-cell>
          <table:table-cell table:style-name="ce30" table:formula="of:=CHAR(34)&amp;[.A29]&amp;CHAR(34)&amp;&quot;: (&quot;&amp;[.C29]&amp;&quot;, &quot;&amp;[.D29]&amp;&quot;, &quot;&amp;[.E29]&amp;&quot;)&quot;" office:value-type="string" office:string-value="&quot;Cornsilk 3&quot;: (205, 200, 177)">
            <text:p>"Cornsilk 3": (205, 200, 177)</text:p>
          </table:table-cell>
        </table:table-row>
        <table:table-row table:style-name="ro1">
          <table:table-cell office:value-type="string">
            <text:p>Cornsilk 4</text:p>
          </table:table-cell>
          <table:table-cell table:style-name="ce31" office:value-type="string">
            <text:p> 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table:style-name="ce31" table:formula="of:=CHAR(34)&amp;[.A30]&amp;CHAR(34)&amp;&quot;: (&quot;&amp;[.C30]&amp;&quot;, &quot;&amp;[.D30]&amp;&quot;, &quot;&amp;[.E30]&amp;&quot;)&quot;" office:value-type="string" office:string-value="&quot;Cornsilk 4&quot;: (139, 136, 120)">
            <text:p>"Cornsilk 4": (139, 136, 120)</text:p>
          </table:table-cell>
        </table:table-row>
        <table:table-row table:style-name="ro1">
          <table:table-cell office:value-type="string">
            <text:p>Ivory</text:p>
          </table:table-cell>
          <table:table-cell table:style-name="ce32" office:value-type="string">
            <text:p> 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style-name="ce32" table:formula="of:=CHAR(34)&amp;[.A31]&amp;CHAR(34)&amp;&quot;: (&quot;&amp;[.C31]&amp;&quot;, &quot;&amp;[.D31]&amp;&quot;, &quot;&amp;[.E31]&amp;&quot;)&quot;" office:value-type="string" office:string-value="&quot;Ivory&quot;: (255, 255, 240)">
            <text:p>"Ivory": (255, 255, 240)</text:p>
          </table:table-cell>
        </table:table-row>
        <table:table-row table:style-name="ro1">
          <table:table-cell office:value-type="string">
            <text:p>Ivory 2</text:p>
          </table:table-cell>
          <table:table-cell table:style-name="ce33" office:value-type="string">
            <text:p> 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24">
            <text:p>224</text:p>
          </table:table-cell>
          <table:table-cell table:style-name="ce33" table:formula="of:=CHAR(34)&amp;[.A32]&amp;CHAR(34)&amp;&quot;: (&quot;&amp;[.C32]&amp;&quot;, &quot;&amp;[.D32]&amp;&quot;, &quot;&amp;[.E32]&amp;&quot;)&quot;" office:value-type="string" office:string-value="&quot;Ivory 2&quot;: (238, 238, 224)">
            <text:p>"Ivory 2": (238, 238, 224)</text:p>
          </table:table-cell>
        </table:table-row>
        <table:table-row table:style-name="ro1">
          <table:table-cell office:value-type="string">
            <text:p>Ivory 3</text:p>
          </table:table-cell>
          <table:table-cell table:style-name="ce34" office:value-type="string">
            <text:p> </text:p>
          </table:table-cell>
          <table:table-cell table:number-columns-repeated="2" office:value-type="float" office:value="205">
            <text:p>205</text:p>
          </table:table-cell>
          <table:table-cell office:value-type="float" office:value="193">
            <text:p>193</text:p>
          </table:table-cell>
          <table:table-cell table:style-name="ce34" table:formula="of:=CHAR(34)&amp;[.A33]&amp;CHAR(34)&amp;&quot;: (&quot;&amp;[.C33]&amp;&quot;, &quot;&amp;[.D33]&amp;&quot;, &quot;&amp;[.E33]&amp;&quot;)&quot;" office:value-type="string" office:string-value="&quot;Ivory 3&quot;: (205, 205, 193)">
            <text:p>"Ivory 3": (205, 205, 193)</text:p>
          </table:table-cell>
        </table:table-row>
        <table:table-row table:style-name="ro1">
          <table:table-cell office:value-type="string">
            <text:p>Ivory 4</text:p>
          </table:table-cell>
          <table:table-cell table:style-name="ce35" office:value-type="string">
            <text:p> 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31">
            <text:p>131</text:p>
          </table:table-cell>
          <table:table-cell table:style-name="ce35" table:formula="of:=CHAR(34)&amp;[.A34]&amp;CHAR(34)&amp;&quot;: (&quot;&amp;[.C34]&amp;&quot;, &quot;&amp;[.D34]&amp;&quot;, &quot;&amp;[.E34]&amp;&quot;)&quot;" office:value-type="string" office:string-value="&quot;Ivory 4&quot;: (139, 139, 131)">
            <text:p>"Ivory 4": (139, 139, 131)</text:p>
          </table:table-cell>
        </table:table-row>
        <table:table-row table:style-name="ro1">
          <table:table-cell office:value-type="string">
            <text:p>Lemon Chiffon</text:p>
          </table:table-cell>
          <table:table-cell table:style-name="ce36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205">
            <text:p>205</text:p>
          </table:table-cell>
          <table:table-cell table:style-name="ce36" table:formula="of:=CHAR(34)&amp;[.A35]&amp;CHAR(34)&amp;&quot;: (&quot;&amp;[.C35]&amp;&quot;, &quot;&amp;[.D35]&amp;&quot;, &quot;&amp;[.E35]&amp;&quot;)&quot;" office:value-type="string" office:string-value="&quot;Lemon Chiffon&quot;: (255, 250, 205)">
            <text:p>"Lemon Chiffon": (255, 250, 205)</text:p>
          </table:table-cell>
        </table:table-row>
        <table:table-row table:style-name="ro1">
          <table:table-cell office:value-type="string">
            <text:p>Seashell</text:p>
          </table:table-cell>
          <table:table-cell table:style-name="ce37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style-name="ce37" table:formula="of:=CHAR(34)&amp;[.A36]&amp;CHAR(34)&amp;&quot;: (&quot;&amp;[.C36]&amp;&quot;, &quot;&amp;[.D36]&amp;&quot;, &quot;&amp;[.E36]&amp;&quot;)&quot;" office:value-type="string" office:string-value="&quot;Seashell&quot;: (255, 245, 238)">
            <text:p>"Seashell": (255, 245, 238)</text:p>
          </table:table-cell>
        </table:table-row>
        <table:table-row table:style-name="ro1">
          <table:table-cell office:value-type="string">
            <text:p>Seashell 2</text:p>
          </table:table-cell>
          <table:table-cell table:style-name="ce38" office:value-type="string">
            <text:p> 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office:value-type="float" office:value="222">
            <text:p>222</text:p>
          </table:table-cell>
          <table:table-cell table:style-name="ce38" table:formula="of:=CHAR(34)&amp;[.A37]&amp;CHAR(34)&amp;&quot;: (&quot;&amp;[.C37]&amp;&quot;, &quot;&amp;[.D37]&amp;&quot;, &quot;&amp;[.E37]&amp;&quot;)&quot;" office:value-type="string" office:string-value="&quot;Seashell 2&quot;: (238, 229, 222)">
            <text:p>"Seashell 2": (238, 229, 222)</text:p>
          </table:table-cell>
        </table:table-row>
        <table:table-row table:style-name="ro1">
          <table:table-cell office:value-type="string">
            <text:p>Seashell 3</text:p>
          </table:table-cell>
          <table:table-cell table:style-name="ce39" office:value-type="string">
            <text:p> </text:p>
          </table:table-cell>
          <table:table-cell office:value-type="float" office:value="205">
            <text:p>205</text:p>
          </table:table-cell>
          <table:table-cell office:value-type="float" office:value="197">
            <text:p>197</text:p>
          </table:table-cell>
          <table:table-cell office:value-type="float" office:value="191">
            <text:p>191</text:p>
          </table:table-cell>
          <table:table-cell table:style-name="ce39" table:formula="of:=CHAR(34)&amp;[.A38]&amp;CHAR(34)&amp;&quot;: (&quot;&amp;[.C38]&amp;&quot;, &quot;&amp;[.D38]&amp;&quot;, &quot;&amp;[.E38]&amp;&quot;)&quot;" office:value-type="string" office:string-value="&quot;Seashell 3&quot;: (205, 197, 191)">
            <text:p>"Seashell 3": (205, 197, 191)</text:p>
          </table:table-cell>
        </table:table-row>
        <table:table-row table:style-name="ro1">
          <table:table-cell office:value-type="string">
            <text:p>Seashell 4</text:p>
          </table:table-cell>
          <table:table-cell table:style-name="ce40" office:value-type="string">
            <text:p> </text:p>
          </table:table-cell>
          <table:table-cell office:value-type="float" office:value="139">
            <text:p>139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table:style-name="ce40" table:formula="of:=CHAR(34)&amp;[.A39]&amp;CHAR(34)&amp;&quot;: (&quot;&amp;[.C39]&amp;&quot;, &quot;&amp;[.D39]&amp;&quot;, &quot;&amp;[.E39]&amp;&quot;)&quot;" office:value-type="string" office:string-value="&quot;Seashell 4&quot;: (139, 134, 130)">
            <text:p>"Seashell 4": (139, 134, 130)</text:p>
          </table:table-cell>
        </table:table-row>
        <table:table-row table:style-name="ro1">
          <table:table-cell office:value-type="string">
            <text:p>Honeydew</text:p>
          </table:table-cell>
          <table:table-cell table:style-name="ce41" office:value-type="string">
            <text:p> 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style-name="ce41" table:formula="of:=CHAR(34)&amp;[.A40]&amp;CHAR(34)&amp;&quot;: (&quot;&amp;[.C40]&amp;&quot;, &quot;&amp;[.D40]&amp;&quot;, &quot;&amp;[.E40]&amp;&quot;)&quot;" office:value-type="string" office:string-value="&quot;Honeydew&quot;: (240, 255, 240)">
            <text:p>"Honeydew": (240, 255, 240)</text:p>
          </table:table-cell>
        </table:table-row>
        <table:table-row table:style-name="ro1">
          <table:table-cell office:value-type="string">
            <text:p>Honeydew 2</text:p>
          </table:table-cell>
          <table:table-cell table:style-name="ce42" office:value-type="string">
            <text:p> 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24">
            <text:p>224</text:p>
          </table:table-cell>
          <table:table-cell table:style-name="ce42" table:formula="of:=CHAR(34)&amp;[.A41]&amp;CHAR(34)&amp;&quot;: (&quot;&amp;[.C41]&amp;&quot;, &quot;&amp;[.D41]&amp;&quot;, &quot;&amp;[.E41]&amp;&quot;)&quot;" office:value-type="string" office:string-value="&quot;Honeydew 2&quot;: (244, 238, 224)">
            <text:p>"Honeydew 2": (244, 238, 224)</text:p>
          </table:table-cell>
        </table:table-row>
        <table:table-row table:style-name="ro1">
          <table:table-cell office:value-type="string">
            <text:p>Honeydew 3</text:p>
          </table:table-cell>
          <table:table-cell table:style-name="ce43" office:value-type="string">
            <text:p> </text:p>
          </table:table-cell>
          <table:table-cell office:value-type="float" office:value="193">
            <text:p>193</text:p>
          </table:table-cell>
          <table:table-cell office:value-type="float" office:value="205">
            <text:p>205</text:p>
          </table:table-cell>
          <table:table-cell office:value-type="float" office:value="193">
            <text:p>193</text:p>
          </table:table-cell>
          <table:table-cell table:style-name="ce43" table:formula="of:=CHAR(34)&amp;[.A42]&amp;CHAR(34)&amp;&quot;: (&quot;&amp;[.C42]&amp;&quot;, &quot;&amp;[.D42]&amp;&quot;, &quot;&amp;[.E42]&amp;&quot;)&quot;" office:value-type="string" office:string-value="&quot;Honeydew 3&quot;: (193, 205, 193)">
            <text:p>"Honeydew 3": (193, 205, 193)</text:p>
          </table:table-cell>
        </table:table-row>
        <table:table-row table:style-name="ro1">
          <table:table-cell office:value-type="string">
            <text:p>Honeydew 4</text:p>
          </table:table-cell>
          <table:table-cell table:style-name="ce44" office:value-type="string">
            <text:p> </text:p>
          </table:table-cell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131">
            <text:p>131</text:p>
          </table:table-cell>
          <table:table-cell table:style-name="ce44" table:formula="of:=CHAR(34)&amp;[.A43]&amp;CHAR(34)&amp;&quot;: (&quot;&amp;[.C43]&amp;&quot;, &quot;&amp;[.D43]&amp;&quot;, &quot;&amp;[.E43]&amp;&quot;)&quot;" office:value-type="string" office:string-value="&quot;Honeydew 4&quot;: (131, 139, 131)">
            <text:p>"Honeydew 4": (131, 139, 131)</text:p>
          </table:table-cell>
        </table:table-row>
        <table:table-row table:style-name="ro1">
          <table:table-cell office:value-type="string">
            <text:p>Mint Cream</text:p>
          </table:table-cell>
          <table:table-cell table:style-name="ce45" office:value-type="string">
            <text:p> 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table:style-name="ce45" table:formula="of:=CHAR(34)&amp;[.A44]&amp;CHAR(34)&amp;&quot;: (&quot;&amp;[.C44]&amp;&quot;, &quot;&amp;[.D44]&amp;&quot;, &quot;&amp;[.E44]&amp;&quot;)&quot;" office:value-type="string" office:string-value="&quot;Mint Cream&quot;: (245, 255, 250)">
            <text:p>"Mint Cream": (245, 255, 250)</text:p>
          </table:table-cell>
        </table:table-row>
        <table:table-row table:style-name="ro1">
          <table:table-cell office:value-type="string">
            <text:p>Azure</text:p>
          </table:table-cell>
          <table:table-cell table:style-name="ce46" office:value-type="string">
            <text:p> 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55">
            <text:p>255</text:p>
          </table:table-cell>
          <table:table-cell table:style-name="ce46" table:formula="of:=CHAR(34)&amp;[.A45]&amp;CHAR(34)&amp;&quot;: (&quot;&amp;[.C45]&amp;&quot;, &quot;&amp;[.D45]&amp;&quot;, &quot;&amp;[.E45]&amp;&quot;)&quot;" office:value-type="string" office:string-value="&quot;Azure&quot;: (240, 255, 255)">
            <text:p>"Azure": (240, 255, 255)</text:p>
          </table:table-cell>
        </table:table-row>
        <table:table-row table:style-name="ro1">
          <table:table-cell office:value-type="string">
            <text:p>Alice Blue</text:p>
          </table:table-cell>
          <table:table-cell table:style-name="ce47" office:value-type="string">
            <text:p> 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style-name="ce47" table:formula="of:=CHAR(34)&amp;[.A46]&amp;CHAR(34)&amp;&quot;: (&quot;&amp;[.C46]&amp;&quot;, &quot;&amp;[.D46]&amp;&quot;, &quot;&amp;[.E46]&amp;&quot;)&quot;" office:value-type="string" office:string-value="&quot;Alice Blue&quot;: (240, 248, 255)">
            <text:p>"Alice Blue": (240, 248, 255)</text:p>
          </table:table-cell>
        </table:table-row>
        <table:table-row table:style-name="ro1">
          <table:table-cell office:value-type="string">
            <text:p>Lavender</text:p>
          </table:table-cell>
          <table:table-cell table:style-name="ce48" office:value-type="string">
            <text:p> 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50">
            <text:p>250</text:p>
          </table:table-cell>
          <table:table-cell table:style-name="ce48" table:formula="of:=CHAR(34)&amp;[.A47]&amp;CHAR(34)&amp;&quot;: (&quot;&amp;[.C47]&amp;&quot;, &quot;&amp;[.D47]&amp;&quot;, &quot;&amp;[.E47]&amp;&quot;)&quot;" office:value-type="string" office:string-value="&quot;Lavender&quot;: (230, 230, 250)">
            <text:p>"Lavender": (230, 230, 250)</text:p>
          </table:table-cell>
        </table:table-row>
        <table:table-row table:style-name="ro1">
          <table:table-cell office:value-type="string">
            <text:p>Lavender Blush</text:p>
          </table:table-cell>
          <table:table-cell table:style-name="ce49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style-name="ce49" table:formula="of:=CHAR(34)&amp;[.A48]&amp;CHAR(34)&amp;&quot;: (&quot;&amp;[.C48]&amp;&quot;, &quot;&amp;[.D48]&amp;&quot;, &quot;&amp;[.E48]&amp;&quot;)&quot;" office:value-type="string" office:string-value="&quot;Lavender Blush&quot;: (255, 240, 245)">
            <text:p>"Lavender Blush": (255, 240, 245)</text:p>
          </table:table-cell>
        </table:table-row>
        <table:table-row table:style-name="ro1">
          <table:table-cell office:value-type="string">
            <text:p>Misty Rose</text:p>
          </table:table-cell>
          <table:table-cell table:style-name="ce50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225">
            <text:p>225</text:p>
          </table:table-cell>
          <table:table-cell table:style-name="ce50" table:formula="of:=CHAR(34)&amp;[.A49]&amp;CHAR(34)&amp;&quot;: (&quot;&amp;[.C49]&amp;&quot;, &quot;&amp;[.D49]&amp;&quot;, &quot;&amp;[.E49]&amp;&quot;)&quot;" office:value-type="string" office:string-value="&quot;Misty Rose&quot;: (255, 228, 225)">
            <text:p>"Misty Rose": (255, 228, 225)</text:p>
          </table:table-cell>
        </table:table-row>
        <table:table-row table:style-name="ro1">
          <table:table-cell office:value-type="string">
            <text:p>White</text:p>
          </table:table-cell>
          <table:table-cell table:style-name="ce51" office:value-type="string">
            <text:p> </text:p>
          </table:table-cell>
          <table:table-cell table:number-columns-repeated="3" office:value-type="float" office:value="255">
            <text:p>255</text:p>
          </table:table-cell>
          <table:table-cell table:style-name="ce51" table:formula="of:=CHAR(34)&amp;[.A50]&amp;CHAR(34)&amp;&quot;: (&quot;&amp;[.C50]&amp;&quot;, &quot;&amp;[.D50]&amp;&quot;, &quot;&amp;[.E50]&amp;&quot;)&quot;" office:value-type="string" office:string-value="&quot;White&quot;: (255, 255, 255)">
            <text:p>"White": (255, 255, 255)</text:p>
          </table:table-cell>
        </table:table-row>
        <table:table-row table:style-name="ro1">
          <table:table-cell office:value-type="string">
            <text:p>Black</text:p>
          </table:table-cell>
          <table:table-cell table:style-name="ce52" office:value-type="string">
            <text:p> </text:p>
          </table:table-cell>
          <table:table-cell table:number-columns-repeated="3" office:value-type="float" office:value="0">
            <text:p>0</text:p>
          </table:table-cell>
          <table:table-cell table:style-name="ce52" table:formula="of:=CHAR(34)&amp;[.A51]&amp;CHAR(34)&amp;&quot;: (&quot;&amp;[.C51]&amp;&quot;, &quot;&amp;[.D51]&amp;&quot;, &quot;&amp;[.E51]&amp;&quot;)&quot;" office:value-type="string" office:string-value="&quot;Black&quot;: (0, 0, 0)">
            <text:p>"Black": (0, 0, 0)</text:p>
          </table:table-cell>
        </table:table-row>
        <table:table-row table:style-name="ro1">
          <table:table-cell office:value-type="string">
            <text:p>Dark Slate Gray</text:p>
          </table:table-cell>
          <table:table-cell table:style-name="ce53" office:value-type="string">
            <text:p> </text:p>
          </table:table-cell>
          <table:table-cell office:value-type="float" office:value="49">
            <text:p>49</text:p>
          </table:table-cell>
          <table:table-cell table:number-columns-repeated="2" office:value-type="float" office:value="79">
            <text:p>79</text:p>
          </table:table-cell>
          <table:table-cell table:style-name="ce53" table:formula="of:=CHAR(34)&amp;[.A52]&amp;CHAR(34)&amp;&quot;: (&quot;&amp;[.C52]&amp;&quot;, &quot;&amp;[.D52]&amp;&quot;, &quot;&amp;[.E52]&amp;&quot;)&quot;" office:value-type="string" office:string-value="&quot;Dark Slate Gray&quot;: (49, 79, 79)">
            <text:p>"Dark Slate Gray": (49, 79, 79)</text:p>
          </table:table-cell>
        </table:table-row>
        <table:table-row table:style-name="ro1">
          <table:table-cell office:value-type="string">
            <text:p>Dim Gray</text:p>
          </table:table-cell>
          <table:table-cell table:style-name="ce54" office:value-type="string">
            <text:p> </text:p>
          </table:table-cell>
          <table:table-cell table:number-columns-repeated="3" office:value-type="float" office:value="105">
            <text:p>105</text:p>
          </table:table-cell>
          <table:table-cell table:style-name="ce54" table:formula="of:=CHAR(34)&amp;[.A53]&amp;CHAR(34)&amp;&quot;: (&quot;&amp;[.C53]&amp;&quot;, &quot;&amp;[.D53]&amp;&quot;, &quot;&amp;[.E53]&amp;&quot;)&quot;" office:value-type="string" office:string-value="&quot;Dim Gray&quot;: (105, 105, 105)">
            <text:p>"Dim Gray": (105, 105, 105)</text:p>
          </table:table-cell>
        </table:table-row>
        <table:table-row table:style-name="ro1">
          <table:table-cell office:value-type="string">
            <text:p>Slate Gray</text:p>
          </table:table-cell>
          <table:table-cell table:style-name="ce55" office:value-type="string">
            <text:p> </text:p>
          </table:table-cell>
          <table:table-cell office:value-type="float" office:value="112">
            <text:p>112</text:p>
          </table:table-cell>
          <table:table-cell office:value-type="float" office:value="138">
            <text:p>138</text:p>
          </table:table-cell>
          <table:table-cell office:value-type="float" office:value="144">
            <text:p>144</text:p>
          </table:table-cell>
          <table:table-cell table:style-name="ce55" table:formula="of:=CHAR(34)&amp;[.A54]&amp;CHAR(34)&amp;&quot;: (&quot;&amp;[.C54]&amp;&quot;, &quot;&amp;[.D54]&amp;&quot;, &quot;&amp;[.E54]&amp;&quot;)&quot;" office:value-type="string" office:string-value="&quot;Slate Gray&quot;: (112, 138, 144)">
            <text:p>"Slate Gray": (112, 138, 144)</text:p>
          </table:table-cell>
        </table:table-row>
        <table:table-row table:style-name="ro1">
          <table:table-cell office:value-type="string">
            <text:p>Light Slate Gray</text:p>
          </table:table-cell>
          <table:table-cell table:style-name="ce56" office:value-type="string">
            <text:p> 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 office:value-type="float" office:value="153">
            <text:p>153</text:p>
          </table:table-cell>
          <table:table-cell table:style-name="ce56" table:formula="of:=CHAR(34)&amp;[.A55]&amp;CHAR(34)&amp;&quot;: (&quot;&amp;[.C55]&amp;&quot;, &quot;&amp;[.D55]&amp;&quot;, &quot;&amp;[.E55]&amp;&quot;)&quot;" office:value-type="string" office:string-value="&quot;Light Slate Gray&quot;: (119, 136, 153)">
            <text:p>"Light Slate Gray": (119, 136, 153)</text:p>
          </table:table-cell>
        </table:table-row>
        <table:table-row table:style-name="ro1">
          <table:table-cell office:value-type="string">
            <text:p>Gray</text:p>
          </table:table-cell>
          <table:table-cell table:style-name="ce57" office:value-type="string">
            <text:p> </text:p>
          </table:table-cell>
          <table:table-cell table:number-columns-repeated="3" office:value-type="float" office:value="190">
            <text:p>190</text:p>
          </table:table-cell>
          <table:table-cell table:style-name="ce57" table:formula="of:=CHAR(34)&amp;[.A56]&amp;CHAR(34)&amp;&quot;: (&quot;&amp;[.C56]&amp;&quot;, &quot;&amp;[.D56]&amp;&quot;, &quot;&amp;[.E56]&amp;&quot;)&quot;" office:value-type="string" office:string-value="&quot;Gray&quot;: (190, 190, 190)">
            <text:p>"Gray": (190, 190, 190)</text:p>
          </table:table-cell>
        </table:table-row>
        <table:table-row table:style-name="ro1">
          <table:table-cell office:value-type="string">
            <text:p>Light Gray</text:p>
          </table:table-cell>
          <table:table-cell table:style-name="ce58" office:value-type="string">
            <text:p> </text:p>
          </table:table-cell>
          <table:table-cell table:number-columns-repeated="3" office:value-type="float" office:value="211">
            <text:p>211</text:p>
          </table:table-cell>
          <table:table-cell table:style-name="ce58" table:formula="of:=CHAR(34)&amp;[.A57]&amp;CHAR(34)&amp;&quot;: (&quot;&amp;[.C57]&amp;&quot;, &quot;&amp;[.D57]&amp;&quot;, &quot;&amp;[.E57]&amp;&quot;)&quot;" office:value-type="string" office:string-value="&quot;Light Gray&quot;: (211, 211, 211)">
            <text:p>"Light Gray": (211, 211, 211)</text:p>
          </table:table-cell>
        </table:table-row>
        <table:table-row table:style-name="ro1">
          <table:table-cell office:value-type="string">
            <text:p>Midnight Blue</text:p>
          </table:table-cell>
          <table:table-cell table:style-name="ce59" office:value-type="string">
            <text:p> </text:p>
          </table:table-cell>
          <table:table-cell table:number-columns-repeated="2"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59" table:formula="of:=CHAR(34)&amp;[.A58]&amp;CHAR(34)&amp;&quot;: (&quot;&amp;[.C58]&amp;&quot;, &quot;&amp;[.D58]&amp;&quot;, &quot;&amp;[.E58]&amp;&quot;)&quot;" office:value-type="string" office:string-value="&quot;Midnight Blue&quot;: (25, 25, 112)">
            <text:p>"Midnight Blue": (25, 25, 112)</text:p>
          </table:table-cell>
        </table:table-row>
        <table:table-row table:style-name="ro1">
          <table:table-cell office:value-type="string">
            <text:p>Navy</text:p>
          </table:table-cell>
          <table:table-cell table:style-name="ce60" office:value-type="string">
            <text:p> 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60" table:formula="of:=CHAR(34)&amp;[.A59]&amp;CHAR(34)&amp;&quot;: (&quot;&amp;[.C59]&amp;&quot;, &quot;&amp;[.D59]&amp;&quot;, &quot;&amp;[.E59]&amp;&quot;)&quot;" office:value-type="string" office:string-value="&quot;Navy&quot;: (0, 0, 128)">
            <text:p>"Navy": (0, 0, 128)</text:p>
          </table:table-cell>
        </table:table-row>
        <table:table-row table:style-name="ro1">
          <table:table-cell office:value-type="string">
            <text:p>Cornflower Blue</text:p>
          </table:table-cell>
          <table:table-cell table:style-name="ce61" office:value-type="string">
            <text:p> 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237">
            <text:p>237</text:p>
          </table:table-cell>
          <table:table-cell table:style-name="ce61" table:formula="of:=CHAR(34)&amp;[.A60]&amp;CHAR(34)&amp;&quot;: (&quot;&amp;[.C60]&amp;&quot;, &quot;&amp;[.D60]&amp;&quot;, &quot;&amp;[.E60]&amp;&quot;)&quot;" office:value-type="string" office:string-value="&quot;Cornflower Blue&quot;: (100, 149, 237)">
            <text:p>"Cornflower Blue": (100, 149, 237)</text:p>
          </table:table-cell>
        </table:table-row>
        <table:table-row table:style-name="ro1">
          <table:table-cell office:value-type="string">
            <text:p>Dark Slate Blue</text:p>
          </table:table-cell>
          <table:table-cell table:style-name="ce62" office:value-type="string">
            <text:p> 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39">
            <text:p>139</text:p>
          </table:table-cell>
          <table:table-cell table:style-name="ce62" table:formula="of:=CHAR(34)&amp;[.A61]&amp;CHAR(34)&amp;&quot;: (&quot;&amp;[.C61]&amp;&quot;, &quot;&amp;[.D61]&amp;&quot;, &quot;&amp;[.E61]&amp;&quot;)&quot;" office:value-type="string" office:string-value="&quot;Dark Slate Blue&quot;: (72, 61, 139)">
            <text:p>"Dark Slate Blue": (72, 61, 139)</text:p>
          </table:table-cell>
        </table:table-row>
        <table:table-row table:style-name="ro1">
          <table:table-cell office:value-type="string">
            <text:p>Slate Blue</text:p>
          </table:table-cell>
          <table:table-cell table:style-name="ce63" office:value-type="string">
            <text:p> 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205">
            <text:p>205</text:p>
          </table:table-cell>
          <table:table-cell table:style-name="ce63" table:formula="of:=CHAR(34)&amp;[.A62]&amp;CHAR(34)&amp;&quot;: (&quot;&amp;[.C62]&amp;&quot;, &quot;&amp;[.D62]&amp;&quot;, &quot;&amp;[.E62]&amp;&quot;)&quot;" office:value-type="string" office:string-value="&quot;Slate Blue&quot;: (106, 90, 205)">
            <text:p>"Slate Blue": (106, 90, 205)</text:p>
          </table:table-cell>
        </table:table-row>
        <table:table-row table:style-name="ro1">
          <table:table-cell office:value-type="string">
            <text:p>Medium Slate Blue</text:p>
          </table:table-cell>
          <table:table-cell table:style-name="ce64" office:value-type="string">
            <text:p> </text:p>
          </table:table-cell>
          <table:table-cell office:value-type="float" office:value="123">
            <text:p>123</text:p>
          </table:table-cell>
          <table:table-cell office:value-type="float" office:value="104">
            <text:p>104</text:p>
          </table:table-cell>
          <table:table-cell office:value-type="float" office:value="238">
            <text:p>238</text:p>
          </table:table-cell>
          <table:table-cell table:style-name="ce64" table:formula="of:=CHAR(34)&amp;[.A63]&amp;CHAR(34)&amp;&quot;: (&quot;&amp;[.C63]&amp;&quot;, &quot;&amp;[.D63]&amp;&quot;, &quot;&amp;[.E63]&amp;&quot;)&quot;" office:value-type="string" office:string-value="&quot;Medium Slate Blue&quot;: (123, 104, 238)">
            <text:p>"Medium Slate Blue": (123, 104, 238)</text:p>
          </table:table-cell>
        </table:table-row>
        <table:table-row table:style-name="ro1">
          <table:table-cell office:value-type="string">
            <text:p>Light Slate Blue</text:p>
          </table:table-cell>
          <table:table-cell table:style-name="ce65" office:value-type="string">
            <text:p> 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 table:style-name="ce65" table:formula="of:=CHAR(34)&amp;[.A64]&amp;CHAR(34)&amp;&quot;: (&quot;&amp;[.C64]&amp;&quot;, &quot;&amp;[.D64]&amp;&quot;, &quot;&amp;[.E64]&amp;&quot;)&quot;" office:value-type="string" office:string-value="&quot;Light Slate Blue&quot;: (132, 112, 255)">
            <text:p>"Light Slate Blue": (132, 112, 255)</text:p>
          </table:table-cell>
        </table:table-row>
        <table:table-row table:style-name="ro1">
          <table:table-cell office:value-type="string">
            <text:p>Medium Blue</text:p>
          </table:table-cell>
          <table:table-cell table:style-name="ce66" office:value-type="string">
            <text:p> 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table:style-name="ce66" table:formula="of:=CHAR(34)&amp;[.A65]&amp;CHAR(34)&amp;&quot;: (&quot;&amp;[.C65]&amp;&quot;, &quot;&amp;[.D65]&amp;&quot;, &quot;&amp;[.E65]&amp;&quot;)&quot;" office:value-type="string" office:string-value="&quot;Medium Blue&quot;: (0, 0, 205)">
            <text:p>"Medium Blue": (0, 0, 205)</text:p>
          </table:table-cell>
        </table:table-row>
        <table:table-row table:style-name="ro1">
          <table:table-cell office:value-type="string">
            <text:p>Royal Blue</text:p>
          </table:table-cell>
          <table:table-cell table:style-name="ce67" office:value-type="string">
            <text:p> 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table:style-name="ce67" table:formula="of:=CHAR(34)&amp;[.A66]&amp;CHAR(34)&amp;&quot;: (&quot;&amp;[.C66]&amp;&quot;, &quot;&amp;[.D66]&amp;&quot;, &quot;&amp;[.E66]&amp;&quot;)&quot;" office:value-type="string" office:string-value="&quot;Royal Blue&quot;: (65, 105, 225)">
            <text:p>"Royal Blue": (65, 105, 225)</text:p>
          </table:table-cell>
        </table:table-row>
        <table:table-row table:style-name="ro1">
          <table:table-cell office:value-type="string">
            <text:p>Blue</text:p>
          </table:table-cell>
          <table:table-cell table:style-name="ce68" office:value-type="string">
            <text:p> 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68" table:formula="of:=CHAR(34)&amp;[.A67]&amp;CHAR(34)&amp;&quot;: (&quot;&amp;[.C67]&amp;&quot;, &quot;&amp;[.D67]&amp;&quot;, &quot;&amp;[.E67]&amp;&quot;)&quot;" office:value-type="string" office:string-value="&quot;Blue&quot;: (0, 0, 255)">
            <text:p>"Blue": (0, 0, 255)</text:p>
          </table:table-cell>
        </table:table-row>
        <table:table-row table:style-name="ro1">
          <table:table-cell office:value-type="string">
            <text:p>Dodger Blue</text:p>
          </table:table-cell>
          <table:table-cell table:style-name="ce69" office:value-type="string">
            <text:p> 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255">
            <text:p>255</text:p>
          </table:table-cell>
          <table:table-cell table:style-name="ce69" table:formula="of:=CHAR(34)&amp;[.A68]&amp;CHAR(34)&amp;&quot;: (&quot;&amp;[.C68]&amp;&quot;, &quot;&amp;[.D68]&amp;&quot;, &quot;&amp;[.E68]&amp;&quot;)&quot;" office:value-type="string" office:string-value="&quot;Dodger Blue&quot;: (30, 144, 255)">
            <text:p>"Dodger Blue": (30, 144, 255)</text:p>
          </table:table-cell>
        </table:table-row>
        <table:table-row table:style-name="ro1">
          <table:table-cell office:value-type="string">
            <text:p>Deep Sky Blue</text:p>
          </table:table-cell>
          <table:table-cell table:style-name="ce70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table:style-name="ce70" table:formula="of:=CHAR(34)&amp;[.A69]&amp;CHAR(34)&amp;&quot;: (&quot;&amp;[.C69]&amp;&quot;, &quot;&amp;[.D69]&amp;&quot;, &quot;&amp;[.E69]&amp;&quot;)&quot;" office:value-type="string" office:string-value="&quot;Deep Sky Blue&quot;: (0, 191, 255)">
            <text:p>"Deep Sky Blue": (0, 191, 255)</text:p>
          </table:table-cell>
        </table:table-row>
        <table:table-row table:style-name="ro1">
          <table:table-cell office:value-type="string">
            <text:p>Sky Blue</text:p>
          </table:table-cell>
          <table:table-cell table:style-name="ce71" office:value-type="string">
            <text:p> </text:p>
          </table:table-cell>
          <table:table-cell office:value-type="float" office:value="135">
            <text:p>135</text:p>
          </table:table-cell>
          <table:table-cell office:value-type="float" office:value="206">
            <text:p>206</text:p>
          </table:table-cell>
          <table:table-cell office:value-type="float" office:value="250">
            <text:p>250</text:p>
          </table:table-cell>
          <table:table-cell table:style-name="ce71" table:formula="of:=CHAR(34)&amp;[.A70]&amp;CHAR(34)&amp;&quot;: (&quot;&amp;[.C70]&amp;&quot;, &quot;&amp;[.D70]&amp;&quot;, &quot;&amp;[.E70]&amp;&quot;)&quot;" office:value-type="string" office:string-value="&quot;Sky Blue&quot;: (135, 206, 250)">
            <text:p>"Sky Blue": (135, 206, 250)</text:p>
          </table:table-cell>
        </table:table-row>
        <table:table-row table:style-name="ro1">
          <table:table-cell office:value-type="string">
            <text:p>Light Sky Blue</text:p>
          </table:table-cell>
          <table:table-cell table:style-name="ce72" office:value-type="string">
            <text:p> </text:p>
          </table:table-cell>
          <table:table-cell office:value-type="float" office:value="135">
            <text:p>135</text:p>
          </table:table-cell>
          <table:table-cell office:value-type="float" office:value="206">
            <text:p>206</text:p>
          </table:table-cell>
          <table:table-cell office:value-type="float" office:value="250">
            <text:p>250</text:p>
          </table:table-cell>
          <table:table-cell table:style-name="ce72" table:formula="of:=CHAR(34)&amp;[.A71]&amp;CHAR(34)&amp;&quot;: (&quot;&amp;[.C71]&amp;&quot;, &quot;&amp;[.D71]&amp;&quot;, &quot;&amp;[.E71]&amp;&quot;)&quot;" office:value-type="string" office:string-value="&quot;Light Sky Blue&quot;: (135, 206, 250)">
            <text:p>"Light Sky Blue": (135, 206, 250)</text:p>
          </table:table-cell>
        </table:table-row>
        <table:table-row table:style-name="ro1">
          <table:table-cell office:value-type="string">
            <text:p>Steel Blue</text:p>
          </table:table-cell>
          <table:table-cell table:style-name="ce73" office:value-type="string">
            <text:p> 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180">
            <text:p>180</text:p>
          </table:table-cell>
          <table:table-cell table:style-name="ce73" table:formula="of:=CHAR(34)&amp;[.A72]&amp;CHAR(34)&amp;&quot;: (&quot;&amp;[.C72]&amp;&quot;, &quot;&amp;[.D72]&amp;&quot;, &quot;&amp;[.E72]&amp;&quot;)&quot;" office:value-type="string" office:string-value="&quot;Steel Blue&quot;: (70, 130, 180)">
            <text:p>"Steel Blue": (70, 130, 180)</text:p>
          </table:table-cell>
        </table:table-row>
        <table:table-row table:style-name="ro1">
          <table:table-cell office:value-type="string">
            <text:p>Light Steel Blue</text:p>
          </table:table-cell>
          <table:table-cell table:style-name="ce74" office:value-type="string">
            <text:p> 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222">
            <text:p>222</text:p>
          </table:table-cell>
          <table:table-cell table:style-name="ce74" table:formula="of:=CHAR(34)&amp;[.A73]&amp;CHAR(34)&amp;&quot;: (&quot;&amp;[.C73]&amp;&quot;, &quot;&amp;[.D73]&amp;&quot;, &quot;&amp;[.E73]&amp;&quot;)&quot;" office:value-type="string" office:string-value="&quot;Light Steel Blue&quot;: (176, 196, 222)">
            <text:p>"Light Steel Blue": (176, 196, 222)</text:p>
          </table:table-cell>
        </table:table-row>
        <table:table-row table:style-name="ro1">
          <table:table-cell office:value-type="string">
            <text:p>Light Blue</text:p>
          </table:table-cell>
          <table:table-cell table:style-name="ce75" office:value-type="string">
            <text:p> </text:p>
          </table:table-cell>
          <table:table-cell office:value-type="float" office:value="173">
            <text:p>173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table:style-name="ce75" table:formula="of:=CHAR(34)&amp;[.A74]&amp;CHAR(34)&amp;&quot;: (&quot;&amp;[.C74]&amp;&quot;, &quot;&amp;[.D74]&amp;&quot;, &quot;&amp;[.E74]&amp;&quot;)&quot;" office:value-type="string" office:string-value="&quot;Light Blue&quot;: (173, 216, 230)">
            <text:p>"Light Blue": (173, 216, 230)</text:p>
          </table:table-cell>
        </table:table-row>
        <table:table-row table:style-name="ro1">
          <table:table-cell office:value-type="string">
            <text:p>Powder Blue</text:p>
          </table:table-cell>
          <table:table-cell table:style-name="ce76" office:value-type="string">
            <text:p> </text:p>
          </table:table-cell>
          <table:table-cell office:value-type="float" office:value="176">
            <text:p>176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table:style-name="ce76" table:formula="of:=CHAR(34)&amp;[.A75]&amp;CHAR(34)&amp;&quot;: (&quot;&amp;[.C75]&amp;&quot;, &quot;&amp;[.D75]&amp;&quot;, &quot;&amp;[.E75]&amp;&quot;)&quot;" office:value-type="string" office:string-value="&quot;Powder Blue&quot;: (176, 224, 230)">
            <text:p>"Powder Blue": (176, 224, 230)</text:p>
          </table:table-cell>
        </table:table-row>
        <table:table-row table:style-name="ro1">
          <table:table-cell office:value-type="string">
            <text:p>Pale Turquoise</text:p>
          </table:table-cell>
          <table:table-cell table:style-name="ce77" office:value-type="string">
            <text:p> 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38">
            <text:p>238</text:p>
          </table:table-cell>
          <table:table-cell table:style-name="ce77" table:formula="of:=CHAR(34)&amp;[.A76]&amp;CHAR(34)&amp;&quot;: (&quot;&amp;[.C76]&amp;&quot;, &quot;&amp;[.D76]&amp;&quot;, &quot;&amp;[.E76]&amp;&quot;)&quot;" office:value-type="string" office:string-value="&quot;Pale Turquoise&quot;: (175, 238, 238)">
            <text:p>"Pale Turquoise": (175, 238, 238)</text:p>
          </table:table-cell>
        </table:table-row>
        <table:table-row table:style-name="ro1">
          <table:table-cell office:value-type="string">
            <text:p>Dark Turquoise</text:p>
          </table:table-cell>
          <table:table-cell table:style-name="ce78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table:style-name="ce78" table:formula="of:=CHAR(34)&amp;[.A77]&amp;CHAR(34)&amp;&quot;: (&quot;&amp;[.C77]&amp;&quot;, &quot;&amp;[.D77]&amp;&quot;, &quot;&amp;[.E77]&amp;&quot;)&quot;" office:value-type="string" office:string-value="&quot;Dark Turquoise&quot;: (0, 206, 209)">
            <text:p>"Dark Turquoise": (0, 206, 209)</text:p>
          </table:table-cell>
        </table:table-row>
        <table:table-row table:style-name="ro1">
          <table:table-cell office:value-type="string">
            <text:p>Medium Turquoise</text:p>
          </table:table-cell>
          <table:table-cell table:style-name="ce79" office:value-type="string">
            <text:p> </text:p>
          </table:table-cell>
          <table:table-cell office:value-type="float" office:value="72">
            <text:p>72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style-name="ce79" table:formula="of:=CHAR(34)&amp;[.A78]&amp;CHAR(34)&amp;&quot;: (&quot;&amp;[.C78]&amp;&quot;, &quot;&amp;[.D78]&amp;&quot;, &quot;&amp;[.E78]&amp;&quot;)&quot;" office:value-type="string" office:string-value="&quot;Medium Turquoise&quot;: (72, 209, 204)">
            <text:p>"Medium Turquoise": (72, 209, 204)</text:p>
          </table:table-cell>
        </table:table-row>
        <table:table-row table:style-name="ro1">
          <table:table-cell office:value-type="string">
            <text:p>Turquoise</text:p>
          </table:table-cell>
          <table:table-cell table:style-name="ce80" office:value-type="string">
            <text:p> </text:p>
          </table:table-cell>
          <table:table-cell office:value-type="float" office:value="64">
            <text:p>64</text:p>
          </table:table-cell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  <table:table-cell table:style-name="ce80" table:formula="of:=CHAR(34)&amp;[.A79]&amp;CHAR(34)&amp;&quot;: (&quot;&amp;[.C79]&amp;&quot;, &quot;&amp;[.D79]&amp;&quot;, &quot;&amp;[.E79]&amp;&quot;)&quot;" office:value-type="string" office:string-value="&quot;Turquoise&quot;: (64, 224, 208)">
            <text:p>"Turquoise": (64, 224, 208)</text:p>
          </table:table-cell>
        </table:table-row>
        <table:table-row table:style-name="ro1">
          <table:table-cell office:value-type="string">
            <text:p>Cyan</text:p>
          </table:table-cell>
          <table:table-cell table:style-name="ce81" office:value-type="string">
            <text:p> 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style-name="ce81" table:formula="of:=CHAR(34)&amp;[.A80]&amp;CHAR(34)&amp;&quot;: (&quot;&amp;[.C80]&amp;&quot;, &quot;&amp;[.D80]&amp;&quot;, &quot;&amp;[.E80]&amp;&quot;)&quot;" office:value-type="string" office:string-value="&quot;Cyan&quot;: (0, 255, 255)">
            <text:p>"Cyan": (0, 255, 255)</text:p>
          </table:table-cell>
        </table:table-row>
        <table:table-row table:style-name="ro1">
          <table:table-cell office:value-type="string">
            <text:p>Light Cyan</text:p>
          </table:table-cell>
          <table:table-cell table:style-name="ce82" office:value-type="string">
            <text:p> 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55">
            <text:p>255</text:p>
          </table:table-cell>
          <table:table-cell table:style-name="ce82" table:formula="of:=CHAR(34)&amp;[.A81]&amp;CHAR(34)&amp;&quot;: (&quot;&amp;[.C81]&amp;&quot;, &quot;&amp;[.D81]&amp;&quot;, &quot;&amp;[.E81]&amp;&quot;)&quot;" office:value-type="string" office:string-value="&quot;Light Cyan&quot;: (224, 255, 255)">
            <text:p>"Light Cyan": (224, 255, 255)</text:p>
          </table:table-cell>
        </table:table-row>
        <table:table-row table:style-name="ro1">
          <table:table-cell office:value-type="string">
            <text:p>Cadet Blue</text:p>
          </table:table-cell>
          <table:table-cell table:style-name="ce83" office:value-type="string">
            <text:p> </text:p>
          </table:table-cell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style-name="ce83" table:formula="of:=CHAR(34)&amp;[.A82]&amp;CHAR(34)&amp;&quot;: (&quot;&amp;[.C82]&amp;&quot;, &quot;&amp;[.D82]&amp;&quot;, &quot;&amp;[.E82]&amp;&quot;)&quot;" office:value-type="string" office:string-value="&quot;Cadet Blue&quot;: (95, 158, 160)">
            <text:p>"Cadet Blue": (95, 158, 160)</text:p>
          </table:table-cell>
        </table:table-row>
        <table:table-row table:style-name="ro1">
          <table:table-cell office:value-type="string">
            <text:p>Medium Aquamarine</text:p>
          </table:table-cell>
          <table:table-cell table:style-name="ce84" office:value-type="string">
            <text:p> </text:p>
          </table:table-cell>
          <table:table-cell office:value-type="float" office:value="102">
            <text:p>102</text:p>
          </table:table-cell>
          <table:table-cell office:value-type="float" office:value="205">
            <text:p>205</text:p>
          </table:table-cell>
          <table:table-cell office:value-type="float" office:value="170">
            <text:p>170</text:p>
          </table:table-cell>
          <table:table-cell table:style-name="ce84" table:formula="of:=CHAR(34)&amp;[.A83]&amp;CHAR(34)&amp;&quot;: (&quot;&amp;[.C83]&amp;&quot;, &quot;&amp;[.D83]&amp;&quot;, &quot;&amp;[.E83]&amp;&quot;)&quot;" office:value-type="string" office:string-value="&quot;Medium Aquamarine&quot;: (102, 205, 170)">
            <text:p>"Medium Aquamarine": (102, 205, 170)</text:p>
          </table:table-cell>
        </table:table-row>
        <table:table-row table:style-name="ro1">
          <table:table-cell office:value-type="string">
            <text:p>Aquamarine</text:p>
          </table:table-cell>
          <table:table-cell table:style-name="ce85" office:value-type="string">
            <text:p> 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212">
            <text:p>212</text:p>
          </table:table-cell>
          <table:table-cell table:style-name="ce85" table:formula="of:=CHAR(34)&amp;[.A84]&amp;CHAR(34)&amp;&quot;: (&quot;&amp;[.C84]&amp;&quot;, &quot;&amp;[.D84]&amp;&quot;, &quot;&amp;[.E84]&amp;&quot;)&quot;" office:value-type="string" office:string-value="&quot;Aquamarine&quot;: (127, 255, 212)">
            <text:p>"Aquamarine": (127, 255, 212)</text:p>
          </table:table-cell>
        </table:table-row>
        <table:table-row table:style-name="ro1">
          <table:table-cell office:value-type="string">
            <text:p>Dark Green</text:p>
          </table:table-cell>
          <table:table-cell table:style-name="ce86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86" table:formula="of:=CHAR(34)&amp;[.A85]&amp;CHAR(34)&amp;&quot;: (&quot;&amp;[.C85]&amp;&quot;, &quot;&amp;[.D85]&amp;&quot;, &quot;&amp;[.E85]&amp;&quot;)&quot;" office:value-type="string" office:string-value="&quot;Dark Green&quot;: (0, 100, 0)">
            <text:p>"Dark Green": (0, 100, 0)</text:p>
          </table:table-cell>
        </table:table-row>
        <table:table-row table:style-name="ro1">
          <table:table-cell office:value-type="string">
            <text:p>Dark Olive Green</text:p>
          </table:table-cell>
          <table:table-cell table:style-name="ce87" office:value-type="string">
            <text:p> 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table:style-name="ce87" table:formula="of:=CHAR(34)&amp;[.A86]&amp;CHAR(34)&amp;&quot;: (&quot;&amp;[.C86]&amp;&quot;, &quot;&amp;[.D86]&amp;&quot;, &quot;&amp;[.E86]&amp;&quot;)&quot;" office:value-type="string" office:string-value="&quot;Dark Olive Green&quot;: (85, 107, 47)">
            <text:p>"Dark Olive Green": (85, 107, 47)</text:p>
          </table:table-cell>
        </table:table-row>
        <table:table-row table:style-name="ro1">
          <table:table-cell office:value-type="string">
            <text:p>Dark Sea Green</text:p>
          </table:table-cell>
          <table:table-cell table:style-name="ce88" office:value-type="string">
            <text:p> </text:p>
          </table:table-cell>
          <table:table-cell office:value-type="float" office:value="143">
            <text:p>143</text:p>
          </table:table-cell>
          <table:table-cell office:value-type="float" office:value="188">
            <text:p>188</text:p>
          </table:table-cell>
          <table:table-cell office:value-type="float" office:value="143">
            <text:p>143</text:p>
          </table:table-cell>
          <table:table-cell table:style-name="ce88" table:formula="of:=CHAR(34)&amp;[.A87]&amp;CHAR(34)&amp;&quot;: (&quot;&amp;[.C87]&amp;&quot;, &quot;&amp;[.D87]&amp;&quot;, &quot;&amp;[.E87]&amp;&quot;)&quot;" office:value-type="string" office:string-value="&quot;Dark Sea Green&quot;: (143, 188, 143)">
            <text:p>"Dark Sea Green": (143, 188, 143)</text:p>
          </table:table-cell>
        </table:table-row>
        <table:table-row table:style-name="ro1">
          <table:table-cell office:value-type="string">
            <text:p>Sea Green</text:p>
          </table:table-cell>
          <table:table-cell table:style-name="ce89" office:value-type="string">
            <text:p> 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87">
            <text:p>87</text:p>
          </table:table-cell>
          <table:table-cell table:style-name="ce89" table:formula="of:=CHAR(34)&amp;[.A88]&amp;CHAR(34)&amp;&quot;: (&quot;&amp;[.C88]&amp;&quot;, &quot;&amp;[.D88]&amp;&quot;, &quot;&amp;[.E88]&amp;&quot;)&quot;" office:value-type="string" office:string-value="&quot;Sea Green&quot;: (46, 139, 87)">
            <text:p>"Sea Green": (46, 139, 87)</text:p>
          </table:table-cell>
        </table:table-row>
        <table:table-row table:style-name="ro1">
          <table:table-cell office:value-type="string">
            <text:p>Medium Sea Green</text:p>
          </table:table-cell>
          <table:table-cell table:style-name="ce90" office:value-type="string">
            <text:p> 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13">
            <text:p>113</text:p>
          </table:table-cell>
          <table:table-cell table:style-name="ce90" table:formula="of:=CHAR(34)&amp;[.A89]&amp;CHAR(34)&amp;&quot;: (&quot;&amp;[.C89]&amp;&quot;, &quot;&amp;[.D89]&amp;&quot;, &quot;&amp;[.E89]&amp;&quot;)&quot;" office:value-type="string" office:string-value="&quot;Medium Sea Green&quot;: (60, 179, 113)">
            <text:p>"Medium Sea Green": (60, 179, 113)</text:p>
          </table:table-cell>
        </table:table-row>
        <table:table-row table:style-name="ro1">
          <table:table-cell office:value-type="string">
            <text:p>Light Sea Green</text:p>
          </table:table-cell>
          <table:table-cell table:style-name="ce91" office:value-type="string">
            <text:p> 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170">
            <text:p>170</text:p>
          </table:table-cell>
          <table:table-cell table:style-name="ce91" table:formula="of:=CHAR(34)&amp;[.A90]&amp;CHAR(34)&amp;&quot;: (&quot;&amp;[.C90]&amp;&quot;, &quot;&amp;[.D90]&amp;&quot;, &quot;&amp;[.E90]&amp;&quot;)&quot;" office:value-type="string" office:string-value="&quot;Light Sea Green&quot;: (32, 178, 170)">
            <text:p>"Light Sea Green": (32, 178, 170)</text:p>
          </table:table-cell>
        </table:table-row>
        <table:table-row table:style-name="ro1">
          <table:table-cell office:value-type="string">
            <text:p>Pale Green</text:p>
          </table:table-cell>
          <table:table-cell table:style-name="ce92" office:value-type="string">
            <text:p> </text:p>
          </table:table-cell>
          <table:table-cell office:value-type="float" office:value="152">
            <text:p>152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table:style-name="ce92" table:formula="of:=CHAR(34)&amp;[.A91]&amp;CHAR(34)&amp;&quot;: (&quot;&amp;[.C91]&amp;&quot;, &quot;&amp;[.D91]&amp;&quot;, &quot;&amp;[.E91]&amp;&quot;)&quot;" office:value-type="string" office:string-value="&quot;Pale Green&quot;: (152, 251, 152)">
            <text:p>"Pale Green": (152, 251, 152)</text:p>
          </table:table-cell>
        </table:table-row>
        <table:table-row table:style-name="ro1">
          <table:table-cell office:value-type="string">
            <text:p>Spring Green</text:p>
          </table:table-cell>
          <table:table-cell table:style-name="ce93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7">
            <text:p>127</text:p>
          </table:table-cell>
          <table:table-cell table:style-name="ce93" table:formula="of:=CHAR(34)&amp;[.A92]&amp;CHAR(34)&amp;&quot;: (&quot;&amp;[.C92]&amp;&quot;, &quot;&amp;[.D92]&amp;&quot;, &quot;&amp;[.E92]&amp;&quot;)&quot;" office:value-type="string" office:string-value="&quot;Spring Green&quot;: (0, 255, 127)">
            <text:p>"Spring Green": (0, 255, 127)</text:p>
          </table:table-cell>
        </table:table-row>
        <table:table-row table:style-name="ro1">
          <table:table-cell office:value-type="string">
            <text:p>Lawn Green</text:p>
          </table:table-cell>
          <table:table-cell table:style-name="ce94" office:value-type="string">
            <text:p> </text:p>
          </table:table-cell>
          <table:table-cell office:value-type="float" office:value="124">
            <text:p>12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style-name="ce94" table:formula="of:=CHAR(34)&amp;[.A93]&amp;CHAR(34)&amp;&quot;: (&quot;&amp;[.C93]&amp;&quot;, &quot;&amp;[.D93]&amp;&quot;, &quot;&amp;[.E93]&amp;&quot;)&quot;" office:value-type="string" office:string-value="&quot;Lawn Green&quot;: (124, 252, 0)">
            <text:p>"Lawn Green": (124, 252, 0)</text:p>
          </table:table-cell>
        </table:table-row>
        <table:table-row table:style-name="ro1">
          <table:table-cell office:value-type="string">
            <text:p>Chartreuse</text:p>
          </table:table-cell>
          <table:table-cell table:style-name="ce95" office:value-type="string">
            <text:p> 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style-name="ce95" table:formula="of:=CHAR(34)&amp;[.A94]&amp;CHAR(34)&amp;&quot;: (&quot;&amp;[.C94]&amp;&quot;, &quot;&amp;[.D94]&amp;&quot;, &quot;&amp;[.E94]&amp;&quot;)&quot;" office:value-type="string" office:string-value="&quot;Chartreuse&quot;: (127, 255, 0)">
            <text:p>"Chartreuse": (127, 255, 0)</text:p>
          </table:table-cell>
        </table:table-row>
        <table:table-row table:style-name="ro1">
          <table:table-cell office:value-type="string">
            <text:p>Medium Spring Green</text:p>
          </table:table-cell>
          <table:table-cell table:style-name="ce96" office:value-type="string">
            <text:p> 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54">
            <text:p>154</text:p>
          </table:table-cell>
          <table:table-cell table:style-name="ce96" table:formula="of:=CHAR(34)&amp;[.A95]&amp;CHAR(34)&amp;&quot;: (&quot;&amp;[.C95]&amp;&quot;, &quot;&amp;[.D95]&amp;&quot;, &quot;&amp;[.E95]&amp;&quot;)&quot;" office:value-type="string" office:string-value="&quot;Medium Spring Green&quot;: (0, 250, 154)">
            <text:p>"Medium Spring Green": (0, 250, 154)</text:p>
          </table:table-cell>
        </table:table-row>
        <table:table-row table:style-name="ro1">
          <table:table-cell office:value-type="string">
            <text:p>Green Yellow</text:p>
          </table:table-cell>
          <table:table-cell table:style-name="ce97" office:value-type="string">
            <text:p> 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7">
            <text:p>47</text:p>
          </table:table-cell>
          <table:table-cell table:style-name="ce97" table:formula="of:=CHAR(34)&amp;[.A96]&amp;CHAR(34)&amp;&quot;: (&quot;&amp;[.C96]&amp;&quot;, &quot;&amp;[.D96]&amp;&quot;, &quot;&amp;[.E96]&amp;&quot;)&quot;" office:value-type="string" office:string-value="&quot;Green Yellow&quot;: (173, 255, 47)">
            <text:p>"Green Yellow": (173, 255, 47)</text:p>
          </table:table-cell>
        </table:table-row>
        <table:table-row table:style-name="ro1">
          <table:table-cell office:value-type="string">
            <text:p>Lime Green</text:p>
          </table:table-cell>
          <table:table-cell table:style-name="ce98" office:value-type="string">
            <text:p> </text:p>
          </table:table-cell>
          <table:table-cell office:value-type="float" office:value="50">
            <text:p>5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table:style-name="ce98" table:formula="of:=CHAR(34)&amp;[.A97]&amp;CHAR(34)&amp;&quot;: (&quot;&amp;[.C97]&amp;&quot;, &quot;&amp;[.D97]&amp;&quot;, &quot;&amp;[.E97]&amp;&quot;)&quot;" office:value-type="string" office:string-value="&quot;Lime Green&quot;: (50, 205, 50)">
            <text:p>"Lime Green": (50, 205, 50)</text:p>
          </table:table-cell>
        </table:table-row>
        <table:table-row table:style-name="ro1">
          <table:table-cell office:value-type="string">
            <text:p>Yellow Green</text:p>
          </table:table-cell>
          <table:table-cell table:style-name="ce99" office:value-type="string">
            <text:p> </text:p>
          </table:table-cell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table:style-name="ce99" table:formula="of:=CHAR(34)&amp;[.A98]&amp;CHAR(34)&amp;&quot;: (&quot;&amp;[.C98]&amp;&quot;, &quot;&amp;[.D98]&amp;&quot;, &quot;&amp;[.E98]&amp;&quot;)&quot;" office:value-type="string" office:string-value="&quot;Yellow Green&quot;: (154, 205, 50)">
            <text:p>"Yellow Green": (154, 205, 50)</text:p>
          </table:table-cell>
        </table:table-row>
        <table:table-row table:style-name="ro1">
          <table:table-cell office:value-type="string">
            <text:p>Forest Green</text:p>
          </table:table-cell>
          <table:table-cell table:style-name="ce100" office:value-type="string">
            <text:p> </text:p>
          </table:table-cell>
          <table:table-cell office:value-type="float" office:value="34">
            <text:p>34</text:p>
          </table:table-cell>
          <table:table-cell office:value-type="float" office:value="139">
            <text:p>139</text:p>
          </table:table-cell>
          <table:table-cell office:value-type="float" office:value="34">
            <text:p>34</text:p>
          </table:table-cell>
          <table:table-cell table:style-name="ce100" table:formula="of:=CHAR(34)&amp;[.A99]&amp;CHAR(34)&amp;&quot;: (&quot;&amp;[.C99]&amp;&quot;, &quot;&amp;[.D99]&amp;&quot;, &quot;&amp;[.E99]&amp;&quot;)&quot;" office:value-type="string" office:string-value="&quot;Forest Green&quot;: (34, 139, 34)">
            <text:p>"Forest Green": (34, 139, 34)</text:p>
          </table:table-cell>
        </table:table-row>
        <table:table-row table:style-name="ro1">
          <table:table-cell office:value-type="string">
            <text:p>Olive Drab</text:p>
          </table:table-cell>
          <table:table-cell table:style-name="ce101" office:value-type="string">
            <text:p> </text:p>
          </table:table-cell>
          <table:table-cell office:value-type="float" office:value="107">
            <text:p>107</text:p>
          </table:table-cell>
          <table:table-cell office:value-type="float" office:value="142">
            <text:p>142</text:p>
          </table:table-cell>
          <table:table-cell office:value-type="float" office:value="35">
            <text:p>35</text:p>
          </table:table-cell>
          <table:table-cell table:style-name="ce101" table:formula="of:=CHAR(34)&amp;[.A100]&amp;CHAR(34)&amp;&quot;: (&quot;&amp;[.C100]&amp;&quot;, &quot;&amp;[.D100]&amp;&quot;, &quot;&amp;[.E100]&amp;&quot;)&quot;" office:value-type="string" office:string-value="&quot;Olive Drab&quot;: (107, 142, 35)">
            <text:p>"Olive Drab": (107, 142, 35)</text:p>
          </table:table-cell>
        </table:table-row>
        <table:table-row table:style-name="ro1">
          <table:table-cell office:value-type="string">
            <text:p>Dark Khaki</text:p>
          </table:table-cell>
          <table:table-cell table:style-name="ce102" office:value-type="string">
            <text:p> </text:p>
          </table:table-cell>
          <table:table-cell office:value-type="float" office:value="189">
            <text:p>189</text:p>
          </table:table-cell>
          <table:table-cell office:value-type="float" office:value="183">
            <text:p>183</text:p>
          </table:table-cell>
          <table:table-cell office:value-type="float" office:value="107">
            <text:p>107</text:p>
          </table:table-cell>
          <table:table-cell table:style-name="ce102" table:formula="of:=CHAR(34)&amp;[.A101]&amp;CHAR(34)&amp;&quot;: (&quot;&amp;[.C101]&amp;&quot;, &quot;&amp;[.D101]&amp;&quot;, &quot;&amp;[.E101]&amp;&quot;)&quot;" office:value-type="string" office:string-value="&quot;Dark Khaki&quot;: (189, 183, 107)">
            <text:p>"Dark Khaki": (189, 183, 107)</text:p>
          </table:table-cell>
        </table:table-row>
        <table:table-row table:style-name="ro1">
          <table:table-cell office:value-type="string">
            <text:p>Khaki</text:p>
          </table:table-cell>
          <table:table-cell table:style-name="ce103" office:value-type="string">
            <text:p> 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140">
            <text:p>140</text:p>
          </table:table-cell>
          <table:table-cell table:style-name="ce103" table:formula="of:=CHAR(34)&amp;[.A102]&amp;CHAR(34)&amp;&quot;: (&quot;&amp;[.C102]&amp;&quot;, &quot;&amp;[.D102]&amp;&quot;, &quot;&amp;[.E102]&amp;&quot;)&quot;" office:value-type="string" office:string-value="&quot;Khaki&quot;: (240, 230, 140)">
            <text:p>"Khaki": (240, 230, 140)</text:p>
          </table:table-cell>
        </table:table-row>
        <table:table-row table:style-name="ro1">
          <table:table-cell office:value-type="string">
            <text:p>Pale Goldenrod</text:p>
          </table:table-cell>
          <table:table-cell table:style-name="ce104" office:value-type="string">
            <text:p> 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170">
            <text:p>170</text:p>
          </table:table-cell>
          <table:table-cell table:style-name="ce104" table:formula="of:=CHAR(34)&amp;[.A103]&amp;CHAR(34)&amp;&quot;: (&quot;&amp;[.C103]&amp;&quot;, &quot;&amp;[.D103]&amp;&quot;, &quot;&amp;[.E103]&amp;&quot;)&quot;" office:value-type="string" office:string-value="&quot;Pale Goldenrod&quot;: (238, 232, 170)">
            <text:p>"Pale Goldenrod": (238, 232, 170)</text:p>
          </table:table-cell>
        </table:table-row>
        <table:table-row table:style-name="ro1">
          <table:table-cell office:value-type="string">
            <text:p>Light Goldenrod Yellow</text:p>
          </table:table-cell>
          <table:table-cell table:style-name="ce105" office:value-type="string">
            <text:p> 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10">
            <text:p>210</text:p>
          </table:table-cell>
          <table:table-cell table:style-name="ce105" table:formula="of:=CHAR(34)&amp;[.A104]&amp;CHAR(34)&amp;&quot;: (&quot;&amp;[.C104]&amp;&quot;, &quot;&amp;[.D104]&amp;&quot;, &quot;&amp;[.E104]&amp;&quot;)&quot;" office:value-type="string" office:string-value="&quot;Light Goldenrod Yellow&quot;: (250, 250, 210)">
            <text:p>"Light Goldenrod Yellow": (250, 250, 210)</text:p>
          </table:table-cell>
        </table:table-row>
        <table:table-row table:style-name="ro1">
          <table:table-cell office:value-type="string">
            <text:p>Light Yellow</text:p>
          </table:table-cell>
          <table:table-cell table:style-name="ce106" office:value-type="string">
            <text:p> 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24">
            <text:p>224</text:p>
          </table:table-cell>
          <table:table-cell table:style-name="ce106" table:formula="of:=CHAR(34)&amp;[.A105]&amp;CHAR(34)&amp;&quot;: (&quot;&amp;[.C105]&amp;&quot;, &quot;&amp;[.D105]&amp;&quot;, &quot;&amp;[.E105]&amp;&quot;)&quot;" office:value-type="string" office:string-value="&quot;Light Yellow&quot;: (255, 255, 224)">
            <text:p>"Light Yellow": (255, 255, 224)</text:p>
          </table:table-cell>
        </table:table-row>
        <table:table-row table:style-name="ro1">
          <table:table-cell office:value-type="string">
            <text:p>Yellow</text:p>
          </table:table-cell>
          <table:table-cell table:style-name="ce107" office:value-type="string">
            <text:p> 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table:style-name="ce107" table:formula="of:=CHAR(34)&amp;[.A106]&amp;CHAR(34)&amp;&quot;: (&quot;&amp;[.C106]&amp;&quot;, &quot;&amp;[.D106]&amp;&quot;, &quot;&amp;[.E106]&amp;&quot;)&quot;" office:value-type="string" office:string-value="&quot;Yellow&quot;: (255, 255, 0)">
            <text:p>"Yellow": (255, 255, 0)</text:p>
          </table:table-cell>
        </table:table-row>
        <table:table-row table:style-name="ro1">
          <table:table-cell office:value-type="string">
            <text:p>Gold</text:p>
          </table:table-cell>
          <table:table-cell table:style-name="ce108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table:style-name="ce108" table:formula="of:=CHAR(34)&amp;[.A107]&amp;CHAR(34)&amp;&quot;: (&quot;&amp;[.C107]&amp;&quot;, &quot;&amp;[.D107]&amp;&quot;, &quot;&amp;[.E107]&amp;&quot;)&quot;" office:value-type="string" office:string-value="&quot;Gold&quot;: (255, 215, 0)">
            <text:p>"Gold": (255, 215, 0)</text:p>
          </table:table-cell>
        </table:table-row>
        <table:table-row table:style-name="ro1">
          <table:table-cell office:value-type="string">
            <text:p>Light Goldenrod</text:p>
          </table:table-cell>
          <table:table-cell table:style-name="ce109" office:value-type="string">
            <text:p> </text:p>
          </table:table-cell>
          <table:table-cell office:value-type="float" office:value="238">
            <text:p>238</text:p>
          </table:table-cell>
          <table:table-cell office:value-type="float" office:value="221">
            <text:p>221</text:p>
          </table:table-cell>
          <table:table-cell office:value-type="float" office:value="130">
            <text:p>130</text:p>
          </table:table-cell>
          <table:table-cell table:style-name="ce109" table:formula="of:=CHAR(34)&amp;[.A108]&amp;CHAR(34)&amp;&quot;: (&quot;&amp;[.C108]&amp;&quot;, &quot;&amp;[.D108]&amp;&quot;, &quot;&amp;[.E108]&amp;&quot;)&quot;" office:value-type="string" office:string-value="&quot;Light Goldenrod&quot;: (238, 221, 130)">
            <text:p>"Light Goldenrod": (238, 221, 130)</text:p>
          </table:table-cell>
        </table:table-row>
        <table:table-row table:style-name="ro1">
          <table:table-cell office:value-type="string">
            <text:p>Goldenrod</text:p>
          </table:table-cell>
          <table:table-cell table:style-name="ce110" office:value-type="string">
            <text:p> </text:p>
          </table:table-cell>
          <table:table-cell office:value-type="float" office:value="218">
            <text:p>218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table:style-name="ce110" table:formula="of:=CHAR(34)&amp;[.A109]&amp;CHAR(34)&amp;&quot;: (&quot;&amp;[.C109]&amp;&quot;, &quot;&amp;[.D109]&amp;&quot;, &quot;&amp;[.E109]&amp;&quot;)&quot;" office:value-type="string" office:string-value="&quot;Goldenrod&quot;: (218, 165, 32)">
            <text:p>"Goldenrod": (218, 165, 32)</text:p>
          </table:table-cell>
        </table:table-row>
        <table:table-row table:style-name="ro1">
          <table:table-cell office:value-type="string">
            <text:p>Dark Goldenrod</text:p>
          </table:table-cell>
          <table:table-cell table:style-name="ce111" office:value-type="string">
            <text:p> </text:p>
          </table:table-cell>
          <table:table-cell office:value-type="float" office:value="184">
            <text:p>184</text:p>
          </table:table-cell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table:style-name="ce111" table:formula="of:=CHAR(34)&amp;[.A110]&amp;CHAR(34)&amp;&quot;: (&quot;&amp;[.C110]&amp;&quot;, &quot;&amp;[.D110]&amp;&quot;, &quot;&amp;[.E110]&amp;&quot;)&quot;" office:value-type="string" office:string-value="&quot;Dark Goldenrod&quot;: (184, 134, 11)">
            <text:p>"Dark Goldenrod": (184, 134, 11)</text:p>
          </table:table-cell>
        </table:table-row>
        <table:table-row table:style-name="ro1">
          <table:table-cell office:value-type="string">
            <text:p>Rosy Brown</text:p>
          </table:table-cell>
          <table:table-cell table:style-name="ce112" office:value-type="string">
            <text:p> 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43">
            <text:p>143</text:p>
          </table:table-cell>
          <table:table-cell table:style-name="ce112" table:formula="of:=CHAR(34)&amp;[.A111]&amp;CHAR(34)&amp;&quot;: (&quot;&amp;[.C111]&amp;&quot;, &quot;&amp;[.D111]&amp;&quot;, &quot;&amp;[.E111]&amp;&quot;)&quot;" office:value-type="string" office:string-value="&quot;Rosy Brown&quot;: (188, 143, 143)">
            <text:p>"Rosy Brown": (188, 143, 143)</text:p>
          </table:table-cell>
        </table:table-row>
        <table:table-row table:style-name="ro1">
          <table:table-cell office:value-type="string">
            <text:p>Indian Red</text:p>
          </table:table-cell>
          <table:table-cell table:style-name="ce113" office:value-type="string">
            <text:p> </text:p>
          </table:table-cell>
          <table:table-cell office:value-type="float" office:value="205">
            <text:p>205</text:p>
          </table:table-cell>
          <table:table-cell table:number-columns-repeated="2" office:value-type="float" office:value="92">
            <text:p>92</text:p>
          </table:table-cell>
          <table:table-cell table:style-name="ce113" table:formula="of:=CHAR(34)&amp;[.A112]&amp;CHAR(34)&amp;&quot;: (&quot;&amp;[.C112]&amp;&quot;, &quot;&amp;[.D112]&amp;&quot;, &quot;&amp;[.E112]&amp;&quot;)&quot;" office:value-type="string" office:string-value="&quot;Indian Red&quot;: (205, 92, 92)">
            <text:p>"Indian Red": (205, 92, 92)</text:p>
          </table:table-cell>
        </table:table-row>
        <table:table-row table:style-name="ro1">
          <table:table-cell office:value-type="string">
            <text:p>Saddle Brown</text:p>
          </table:table-cell>
          <table:table-cell table:style-name="ce114" office:value-type="string">
            <text:p> </text:p>
          </table:table-cell>
          <table:table-cell office:value-type="float" office:value="139">
            <text:p>139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table:style-name="ce114" table:formula="of:=CHAR(34)&amp;[.A113]&amp;CHAR(34)&amp;&quot;: (&quot;&amp;[.C113]&amp;&quot;, &quot;&amp;[.D113]&amp;&quot;, &quot;&amp;[.E113]&amp;&quot;)&quot;" office:value-type="string" office:string-value="&quot;Saddle Brown&quot;: (139, 69, 19)">
            <text:p>"Saddle Brown": (139, 69, 19)</text:p>
          </table:table-cell>
        </table:table-row>
        <table:table-row table:style-name="ro1">
          <table:table-cell office:value-type="string">
            <text:p>Sienna</text:p>
          </table:table-cell>
          <table:table-cell table:style-name="ce115" office:value-type="string">
            <text:p> </text:p>
          </table:table-cell>
          <table:table-cell office:value-type="float" office:value="160">
            <text:p>160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table:style-name="ce115" table:formula="of:=CHAR(34)&amp;[.A114]&amp;CHAR(34)&amp;&quot;: (&quot;&amp;[.C114]&amp;&quot;, &quot;&amp;[.D114]&amp;&quot;, &quot;&amp;[.E114]&amp;&quot;)&quot;" office:value-type="string" office:string-value="&quot;Sienna&quot;: (160, 82, 45)">
            <text:p>"Sienna": (160, 82, 45)</text:p>
          </table:table-cell>
        </table:table-row>
        <table:table-row table:style-name="ro1">
          <table:table-cell office:value-type="string">
            <text:p>Peru</text:p>
          </table:table-cell>
          <table:table-cell table:style-name="ce116" office:value-type="string">
            <text:p> </text:p>
          </table:table-cell>
          <table:table-cell office:value-type="float" office:value="205">
            <text:p>205</text:p>
          </table:table-cell>
          <table:table-cell office:value-type="float" office:value="133">
            <text:p>133</text:p>
          </table:table-cell>
          <table:table-cell office:value-type="float" office:value="63">
            <text:p>63</text:p>
          </table:table-cell>
          <table:table-cell table:style-name="ce116" table:formula="of:=CHAR(34)&amp;[.A115]&amp;CHAR(34)&amp;&quot;: (&quot;&amp;[.C115]&amp;&quot;, &quot;&amp;[.D115]&amp;&quot;, &quot;&amp;[.E115]&amp;&quot;)&quot;" office:value-type="string" office:string-value="&quot;Peru&quot;: (205, 133, 63)">
            <text:p>"Peru": (205, 133, 63)</text:p>
          </table:table-cell>
        </table:table-row>
        <table:table-row table:style-name="ro1">
          <table:table-cell office:value-type="string">
            <text:p>Burlywood</text:p>
          </table:table-cell>
          <table:table-cell table:style-name="ce117" office:value-type="string">
            <text:p> </text:p>
          </table:table-cell>
          <table:table-cell office:value-type="float" office:value="222">
            <text:p>222</text:p>
          </table:table-cell>
          <table:table-cell office:value-type="float" office:value="184">
            <text:p>184</text:p>
          </table:table-cell>
          <table:table-cell office:value-type="float" office:value="135">
            <text:p>135</text:p>
          </table:table-cell>
          <table:table-cell table:style-name="ce117" table:formula="of:=CHAR(34)&amp;[.A116]&amp;CHAR(34)&amp;&quot;: (&quot;&amp;[.C116]&amp;&quot;, &quot;&amp;[.D116]&amp;&quot;, &quot;&amp;[.E116]&amp;&quot;)&quot;" office:value-type="string" office:string-value="&quot;Burlywood&quot;: (222, 184, 135)">
            <text:p>"Burlywood": (222, 184, 135)</text:p>
          </table:table-cell>
        </table:table-row>
        <table:table-row table:style-name="ro1">
          <table:table-cell office:value-type="string">
            <text:p>Beige</text:p>
          </table:table-cell>
          <table:table-cell table:style-name="ce118" office:value-type="string">
            <text:p> 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20">
            <text:p>220</text:p>
          </table:table-cell>
          <table:table-cell table:style-name="ce118" table:formula="of:=CHAR(34)&amp;[.A117]&amp;CHAR(34)&amp;&quot;: (&quot;&amp;[.C117]&amp;&quot;, &quot;&amp;[.D117]&amp;&quot;, &quot;&amp;[.E117]&amp;&quot;)&quot;" office:value-type="string" office:string-value="&quot;Beige&quot;: (245, 245, 220)">
            <text:p>"Beige": (245, 245, 220)</text:p>
          </table:table-cell>
        </table:table-row>
        <table:table-row table:style-name="ro1">
          <table:table-cell office:value-type="string">
            <text:p>Wheat</text:p>
          </table:table-cell>
          <table:table-cell table:style-name="ce119" office:value-type="string">
            <text:p> </text:p>
          </table:table-cell>
          <table:table-cell office:value-type="float" office:value="245">
            <text:p>245</text:p>
          </table:table-cell>
          <table:table-cell office:value-type="float" office:value="222">
            <text:p>222</text:p>
          </table:table-cell>
          <table:table-cell office:value-type="float" office:value="179">
            <text:p>179</text:p>
          </table:table-cell>
          <table:table-cell table:style-name="ce119" table:formula="of:=CHAR(34)&amp;[.A118]&amp;CHAR(34)&amp;&quot;: (&quot;&amp;[.C118]&amp;&quot;, &quot;&amp;[.D118]&amp;&quot;, &quot;&amp;[.E118]&amp;&quot;)&quot;" office:value-type="string" office:string-value="&quot;Wheat&quot;: (245, 222, 179)">
            <text:p>"Wheat": (245, 222, 179)</text:p>
          </table:table-cell>
        </table:table-row>
        <table:table-row table:style-name="ro1">
          <table:table-cell office:value-type="string">
            <text:p>Sandy Brown</text:p>
          </table:table-cell>
          <table:table-cell table:style-name="ce120" office:value-type="string">
            <text:p> </text:p>
          </table:table-cell>
          <table:table-cell office:value-type="float" office:value="244">
            <text:p>244</text:p>
          </table:table-cell>
          <table:table-cell office:value-type="float" office:value="164">
            <text:p>164</text:p>
          </table:table-cell>
          <table:table-cell office:value-type="float" office:value="96">
            <text:p>96</text:p>
          </table:table-cell>
          <table:table-cell table:style-name="ce120" table:formula="of:=CHAR(34)&amp;[.A119]&amp;CHAR(34)&amp;&quot;: (&quot;&amp;[.C119]&amp;&quot;, &quot;&amp;[.D119]&amp;&quot;, &quot;&amp;[.E119]&amp;&quot;)&quot;" office:value-type="string" office:string-value="&quot;Sandy Brown&quot;: (244, 164, 96)">
            <text:p>"Sandy Brown": (244, 164, 96)</text:p>
          </table:table-cell>
        </table:table-row>
        <table:table-row table:style-name="ro1">
          <table:table-cell office:value-type="string">
            <text:p>Tan</text:p>
          </table:table-cell>
          <table:table-cell table:style-name="ce121" office:value-type="string">
            <text:p> </text:p>
          </table:table-cell>
          <table:table-cell office:value-type="float" office:value="210">
            <text:p>210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table:style-name="ce121" table:formula="of:=CHAR(34)&amp;[.A120]&amp;CHAR(34)&amp;&quot;: (&quot;&amp;[.C120]&amp;&quot;, &quot;&amp;[.D120]&amp;&quot;, &quot;&amp;[.E120]&amp;&quot;)&quot;" office:value-type="string" office:string-value="&quot;Tan&quot;: (210, 180, 140)">
            <text:p>"Tan": (210, 180, 140)</text:p>
          </table:table-cell>
        </table:table-row>
        <table:table-row table:style-name="ro1">
          <table:table-cell office:value-type="string">
            <text:p>Chocolate</text:p>
          </table:table-cell>
          <table:table-cell table:style-name="ce122" office:value-type="string">
            <text:p> </text:p>
          </table:table-cell>
          <table:table-cell office:value-type="float" office:value="210">
            <text:p>210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table:style-name="ce122" table:formula="of:=CHAR(34)&amp;[.A121]&amp;CHAR(34)&amp;&quot;: (&quot;&amp;[.C121]&amp;&quot;, &quot;&amp;[.D121]&amp;&quot;, &quot;&amp;[.E121]&amp;&quot;)&quot;" office:value-type="string" office:string-value="&quot;Chocolate&quot;: (210, 105, 30)">
            <text:p>"Chocolate": (210, 105, 30)</text:p>
          </table:table-cell>
        </table:table-row>
        <table:table-row table:style-name="ro1">
          <table:table-cell office:value-type="string">
            <text:p>Firebrick</text:p>
          </table:table-cell>
          <table:table-cell table:style-name="ce123" office:value-type="string">
            <text:p> </text:p>
          </table:table-cell>
          <table:table-cell office:value-type="float" office:value="178">
            <text:p>178</text:p>
          </table:table-cell>
          <table:table-cell table:number-columns-repeated="2" office:value-type="float" office:value="34">
            <text:p>34</text:p>
          </table:table-cell>
          <table:table-cell table:style-name="ce123" table:formula="of:=CHAR(34)&amp;[.A122]&amp;CHAR(34)&amp;&quot;: (&quot;&amp;[.C122]&amp;&quot;, &quot;&amp;[.D122]&amp;&quot;, &quot;&amp;[.E122]&amp;&quot;)&quot;" office:value-type="string" office:string-value="&quot;Firebrick&quot;: (178, 34, 34)">
            <text:p>"Firebrick": (178, 34, 34)</text:p>
          </table:table-cell>
        </table:table-row>
        <table:table-row table:style-name="ro1">
          <table:table-cell office:value-type="string">
            <text:p>Brown</text:p>
          </table:table-cell>
          <table:table-cell table:style-name="ce124" office:value-type="string">
            <text:p> </text:p>
          </table:table-cell>
          <table:table-cell office:value-type="float" office:value="165">
            <text:p>165</text:p>
          </table:table-cell>
          <table:table-cell table:number-columns-repeated="2" office:value-type="float" office:value="42">
            <text:p>42</text:p>
          </table:table-cell>
          <table:table-cell table:style-name="ce124" table:formula="of:=CHAR(34)&amp;[.A123]&amp;CHAR(34)&amp;&quot;: (&quot;&amp;[.C123]&amp;&quot;, &quot;&amp;[.D123]&amp;&quot;, &quot;&amp;[.E123]&amp;&quot;)&quot;" office:value-type="string" office:string-value="&quot;Brown&quot;: (165, 42, 42)">
            <text:p>"Brown": (165, 42, 42)</text:p>
          </table:table-cell>
        </table:table-row>
        <table:table-row table:style-name="ro1">
          <table:table-cell office:value-type="string">
            <text:p>Dark Salmon</text:p>
          </table:table-cell>
          <table:table-cell table:style-name="ce125" office:value-type="string">
            <text:p> </text:p>
          </table:table-cell>
          <table:table-cell office:value-type="float" office:value="233">
            <text:p>233</text:p>
          </table:table-cell>
          <table:table-cell office:value-type="float" office:value="150">
            <text:p>150</text:p>
          </table:table-cell>
          <table:table-cell office:value-type="float" office:value="122">
            <text:p>122</text:p>
          </table:table-cell>
          <table:table-cell table:style-name="ce125" table:formula="of:=CHAR(34)&amp;[.A124]&amp;CHAR(34)&amp;&quot;: (&quot;&amp;[.C124]&amp;&quot;, &quot;&amp;[.D124]&amp;&quot;, &quot;&amp;[.E124]&amp;&quot;)&quot;" office:value-type="string" office:string-value="&quot;Dark Salmon&quot;: (233, 150, 122)">
            <text:p>"Dark Salmon": (233, 150, 122)</text:p>
          </table:table-cell>
        </table:table-row>
        <table:table-row table:style-name="ro1">
          <table:table-cell office:value-type="string">
            <text:p>Salmon</text:p>
          </table:table-cell>
          <table:table-cell table:style-name="ce126" office:value-type="string">
            <text:p> </text:p>
          </table:table-cell>
          <table:table-cell office:value-type="float" office:value="250">
            <text:p>250</text:p>
          </table:table-cell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table:style-name="ce126" table:formula="of:=CHAR(34)&amp;[.A125]&amp;CHAR(34)&amp;&quot;: (&quot;&amp;[.C125]&amp;&quot;, &quot;&amp;[.D125]&amp;&quot;, &quot;&amp;[.E125]&amp;&quot;)&quot;" office:value-type="string" office:string-value="&quot;Salmon&quot;: (250, 128, 114)">
            <text:p>"Salmon": (250, 128, 114)</text:p>
          </table:table-cell>
        </table:table-row>
        <table:table-row table:style-name="ro1">
          <table:table-cell office:value-type="string">
            <text:p>Light Salmon</text:p>
          </table:table-cell>
          <table:table-cell table:style-name="ce127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style-name="ce127" table:formula="of:=CHAR(34)&amp;[.A126]&amp;CHAR(34)&amp;&quot;: (&quot;&amp;[.C126]&amp;&quot;, &quot;&amp;[.D126]&amp;&quot;, &quot;&amp;[.E126]&amp;&quot;)&quot;" office:value-type="string" office:string-value="&quot;Light Salmon&quot;: (255, 160, 122)">
            <text:p>"Light Salmon": (255, 160, 122)</text:p>
          </table:table-cell>
        </table:table-row>
        <table:table-row table:style-name="ro1">
          <table:table-cell office:value-type="string">
            <text:p>Orange</text:p>
          </table:table-cell>
          <table:table-cell table:style-name="ce128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table:style-name="ce128" table:formula="of:=CHAR(34)&amp;[.A127]&amp;CHAR(34)&amp;&quot;: (&quot;&amp;[.C127]&amp;&quot;, &quot;&amp;[.D127]&amp;&quot;, &quot;&amp;[.E127]&amp;&quot;)&quot;" office:value-type="string" office:string-value="&quot;Orange&quot;: (255, 165, 0)">
            <text:p>"Orange": (255, 165, 0)</text:p>
          </table:table-cell>
        </table:table-row>
        <table:table-row table:style-name="ro1">
          <table:table-cell office:value-type="string">
            <text:p>Dark Orange</text:p>
          </table:table-cell>
          <table:table-cell table:style-name="ce129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style-name="ce129" table:formula="of:=CHAR(34)&amp;[.A128]&amp;CHAR(34)&amp;&quot;: (&quot;&amp;[.C128]&amp;&quot;, &quot;&amp;[.D128]&amp;&quot;, &quot;&amp;[.E128]&amp;&quot;)&quot;" office:value-type="string" office:string-value="&quot;Dark Orange&quot;: (255, 140, 0)">
            <text:p>"Dark Orange": (255, 140, 0)</text:p>
          </table:table-cell>
        </table:table-row>
        <table:table-row table:style-name="ro1">
          <table:table-cell office:value-type="string">
            <text:p>Coral</text:p>
          </table:table-cell>
          <table:table-cell table:style-name="ce130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table:style-name="ce130" table:formula="of:=CHAR(34)&amp;[.A129]&amp;CHAR(34)&amp;&quot;: (&quot;&amp;[.C129]&amp;&quot;, &quot;&amp;[.D129]&amp;&quot;, &quot;&amp;[.E129]&amp;&quot;)&quot;" office:value-type="string" office:string-value="&quot;Coral&quot;: (255, 127, 80)">
            <text:p>"Coral": (255, 127, 80)</text:p>
          </table:table-cell>
        </table:table-row>
        <table:table-row table:style-name="ro1">
          <table:table-cell office:value-type="string">
            <text:p>Light Coral</text:p>
          </table:table-cell>
          <table:table-cell table:style-name="ce131" office:value-type="string">
            <text:p> </text:p>
          </table:table-cell>
          <table:table-cell office:value-type="float" office:value="240">
            <text:p>240</text:p>
          </table:table-cell>
          <table:table-cell table:number-columns-repeated="2" office:value-type="float" office:value="128">
            <text:p>128</text:p>
          </table:table-cell>
          <table:table-cell table:style-name="ce131" table:formula="of:=CHAR(34)&amp;[.A130]&amp;CHAR(34)&amp;&quot;: (&quot;&amp;[.C130]&amp;&quot;, &quot;&amp;[.D130]&amp;&quot;, &quot;&amp;[.E130]&amp;&quot;)&quot;" office:value-type="string" office:string-value="&quot;Light Coral&quot;: (240, 128, 128)">
            <text:p>"Light Coral": (240, 128, 128)</text:p>
          </table:table-cell>
        </table:table-row>
        <table:table-row table:style-name="ro1">
          <table:table-cell office:value-type="string">
            <text:p>Tomato</text:p>
          </table:table-cell>
          <table:table-cell table:style-name="ce132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table:style-name="ce132" table:formula="of:=CHAR(34)&amp;[.A131]&amp;CHAR(34)&amp;&quot;: (&quot;&amp;[.C131]&amp;&quot;, &quot;&amp;[.D131]&amp;&quot;, &quot;&amp;[.E131]&amp;&quot;)&quot;" office:value-type="string" office:string-value="&quot;Tomato&quot;: (255, 99, 71)">
            <text:p>"Tomato": (255, 99, 71)</text:p>
          </table:table-cell>
        </table:table-row>
        <table:table-row table:style-name="ro1">
          <table:table-cell office:value-type="string">
            <text:p>Orange Red</text:p>
          </table:table-cell>
          <table:table-cell table:style-name="ce133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style-name="ce133" table:formula="of:=CHAR(34)&amp;[.A132]&amp;CHAR(34)&amp;&quot;: (&quot;&amp;[.C132]&amp;&quot;, &quot;&amp;[.D132]&amp;&quot;, &quot;&amp;[.E132]&amp;&quot;)&quot;" office:value-type="string" office:string-value="&quot;Orange Red&quot;: (255, 69, 0)">
            <text:p>"Orange Red": (255, 69, 0)</text:p>
          </table:table-cell>
        </table:table-row>
        <table:table-row table:style-name="ro1">
          <table:table-cell office:value-type="string">
            <text:p>Red</text:p>
          </table:table-cell>
          <table:table-cell table:style-name="ce134" office:value-type="string">
            <text:p> 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style-name="ce134" table:formula="of:=CHAR(34)&amp;[.A133]&amp;CHAR(34)&amp;&quot;: (&quot;&amp;[.C133]&amp;&quot;, &quot;&amp;[.D133]&amp;&quot;, &quot;&amp;[.E133]&amp;&quot;)&quot;" office:value-type="string" office:string-value="&quot;Red&quot;: (255, 0, 0)">
            <text:p>"Red": (255, 0, 0)</text:p>
          </table:table-cell>
        </table:table-row>
        <table:table-row table:style-name="ro1">
          <table:table-cell office:value-type="string">
            <text:p>Hot Pink</text:p>
          </table:table-cell>
          <table:table-cell table:style-name="ce135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table:style-name="ce135" table:formula="of:=CHAR(34)&amp;[.A134]&amp;CHAR(34)&amp;&quot;: (&quot;&amp;[.C134]&amp;&quot;, &quot;&amp;[.D134]&amp;&quot;, &quot;&amp;[.E134]&amp;&quot;)&quot;" office:value-type="string" office:string-value="&quot;Hot Pink&quot;: (255, 105, 180)">
            <text:p>"Hot Pink": (255, 105, 180)</text:p>
          </table:table-cell>
        </table:table-row>
        <table:table-row table:style-name="ro1">
          <table:table-cell office:value-type="string">
            <text:p>Deep Pink</text:p>
          </table:table-cell>
          <table:table-cell table:style-name="ce136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table:style-name="ce136" table:formula="of:=CHAR(34)&amp;[.A135]&amp;CHAR(34)&amp;&quot;: (&quot;&amp;[.C135]&amp;&quot;, &quot;&amp;[.D135]&amp;&quot;, &quot;&amp;[.E135]&amp;&quot;)&quot;" office:value-type="string" office:string-value="&quot;Deep Pink&quot;: (255, 20, 147)">
            <text:p>"Deep Pink": (255, 20, 147)</text:p>
          </table:table-cell>
        </table:table-row>
        <table:table-row table:style-name="ro1">
          <table:table-cell office:value-type="string">
            <text:p>Pink</text:p>
          </table:table-cell>
          <table:table-cell table:style-name="ce137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192">
            <text:p>192</text:p>
          </table:table-cell>
          <table:table-cell office:value-type="float" office:value="203">
            <text:p>203</text:p>
          </table:table-cell>
          <table:table-cell table:style-name="ce137" table:formula="of:=CHAR(34)&amp;[.A136]&amp;CHAR(34)&amp;&quot;: (&quot;&amp;[.C136]&amp;&quot;, &quot;&amp;[.D136]&amp;&quot;, &quot;&amp;[.E136]&amp;&quot;)&quot;" office:value-type="string" office:string-value="&quot;Pink&quot;: (255, 192, 203)">
            <text:p>"Pink": (255, 192, 203)</text:p>
          </table:table-cell>
        </table:table-row>
        <table:table-row table:style-name="ro1">
          <table:table-cell office:value-type="string">
            <text:p>Light Pink</text:p>
          </table:table-cell>
          <table:table-cell table:style-name="ce138" office:value-type="string">
            <text:p> </text:p>
          </table:table-cell>
          <table:table-cell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193">
            <text:p>193</text:p>
          </table:table-cell>
          <table:table-cell table:style-name="ce138" table:formula="of:=CHAR(34)&amp;[.A137]&amp;CHAR(34)&amp;&quot;: (&quot;&amp;[.C137]&amp;&quot;, &quot;&amp;[.D137]&amp;&quot;, &quot;&amp;[.E137]&amp;&quot;)&quot;" office:value-type="string" office:string-value="&quot;Light Pink&quot;: (255, 182, 193)">
            <text:p>"Light Pink": (255, 182, 193)</text:p>
          </table:table-cell>
        </table:table-row>
        <table:table-row table:style-name="ro1">
          <table:table-cell office:value-type="string">
            <text:p>Pale Violet Red</text:p>
          </table:table-cell>
          <table:table-cell table:style-name="ce139" office:value-type="string">
            <text:p> </text:p>
          </table:table-cell>
          <table:table-cell office:value-type="float" office:value="219">
            <text:p>219</text:p>
          </table:table-cell>
          <table:table-cell office:value-type="float" office:value="112">
            <text:p>112</text:p>
          </table:table-cell>
          <table:table-cell office:value-type="float" office:value="147">
            <text:p>147</text:p>
          </table:table-cell>
          <table:table-cell table:style-name="ce139" table:formula="of:=CHAR(34)&amp;[.A138]&amp;CHAR(34)&amp;&quot;: (&quot;&amp;[.C138]&amp;&quot;, &quot;&amp;[.D138]&amp;&quot;, &quot;&amp;[.E138]&amp;&quot;)&quot;" office:value-type="string" office:string-value="&quot;Pale Violet Red&quot;: (219, 112, 147)">
            <text:p>"Pale Violet Red": (219, 112, 147)</text:p>
          </table:table-cell>
        </table:table-row>
        <table:table-row table:style-name="ro1">
          <table:table-cell office:value-type="string">
            <text:p>Maroon</text:p>
          </table:table-cell>
          <table:table-cell table:style-name="ce140" office:value-type="string">
            <text:p> </text:p>
          </table:table-cell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style-name="ce140" table:formula="of:=CHAR(34)&amp;[.A139]&amp;CHAR(34)&amp;&quot;: (&quot;&amp;[.C139]&amp;&quot;, &quot;&amp;[.D139]&amp;&quot;, &quot;&amp;[.E139]&amp;&quot;)&quot;" office:value-type="string" office:string-value="&quot;Maroon&quot;: (176, 48, 96)">
            <text:p>"Maroon": (176, 48, 96)</text:p>
          </table:table-cell>
        </table:table-row>
        <table:table-row table:style-name="ro1">
          <table:table-cell office:value-type="string">
            <text:p>Medium Violet Red</text:p>
          </table:table-cell>
          <table:table-cell table:style-name="ce141" office:value-type="string">
            <text:p> </text:p>
          </table:table-cell>
          <table:table-cell office:value-type="float" office:value="199">
            <text:p>199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table:style-name="ce141" table:formula="of:=CHAR(34)&amp;[.A140]&amp;CHAR(34)&amp;&quot;: (&quot;&amp;[.C140]&amp;&quot;, &quot;&amp;[.D140]&amp;&quot;, &quot;&amp;[.E140]&amp;&quot;)&quot;" office:value-type="string" office:string-value="&quot;Medium Violet Red&quot;: (199, 21, 133)">
            <text:p>"Medium Violet Red": (199, 21, 133)</text:p>
          </table:table-cell>
        </table:table-row>
        <table:table-row table:style-name="ro1">
          <table:table-cell office:value-type="string">
            <text:p>Violet Red</text:p>
          </table:table-cell>
          <table:table-cell table:style-name="ce142" office:value-type="string">
            <text:p> 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table:style-name="ce142" table:formula="of:=CHAR(34)&amp;[.A141]&amp;CHAR(34)&amp;&quot;: (&quot;&amp;[.C141]&amp;&quot;, &quot;&amp;[.D141]&amp;&quot;, &quot;&amp;[.E141]&amp;&quot;)&quot;" office:value-type="string" office:string-value="&quot;Violet Red&quot;: (208, 32, 144)">
            <text:p>"Violet Red": (208, 32, 144)</text:p>
          </table:table-cell>
        </table:table-row>
        <table:table-row table:style-name="ro1">
          <table:table-cell office:value-type="string">
            <text:p>Violet</text:p>
          </table:table-cell>
          <table:table-cell table:style-name="ce143" office:value-type="string">
            <text:p> </text:p>
          </table:table-cell>
          <table:table-cell office:value-type="float" office:value="238">
            <text:p>238</text:p>
          </table:table-cell>
          <table:table-cell office:value-type="float" office:value="130">
            <text:p>130</text:p>
          </table:table-cell>
          <table:table-cell office:value-type="float" office:value="238">
            <text:p>238</text:p>
          </table:table-cell>
          <table:table-cell table:style-name="ce143" table:formula="of:=CHAR(34)&amp;[.A142]&amp;CHAR(34)&amp;&quot;: (&quot;&amp;[.C142]&amp;&quot;, &quot;&amp;[.D142]&amp;&quot;, &quot;&amp;[.E142]&amp;&quot;)&quot;" office:value-type="string" office:string-value="&quot;Violet&quot;: (238, 130, 238)">
            <text:p>"Violet": (238, 130, 238)</text:p>
          </table:table-cell>
        </table:table-row>
        <table:table-row table:style-name="ro1">
          <table:table-cell office:value-type="string">
            <text:p>Plum</text:p>
          </table:table-cell>
          <table:table-cell table:style-name="ce144" office:value-type="string">
            <text:p> </text:p>
          </table:table-cell>
          <table:table-cell office:value-type="float" office:value="221">
            <text:p>221</text:p>
          </table:table-cell>
          <table:table-cell office:value-type="float" office:value="160">
            <text:p>160</text:p>
          </table:table-cell>
          <table:table-cell office:value-type="float" office:value="221">
            <text:p>221</text:p>
          </table:table-cell>
          <table:table-cell table:style-name="ce144" table:formula="of:=CHAR(34)&amp;[.A143]&amp;CHAR(34)&amp;&quot;: (&quot;&amp;[.C143]&amp;&quot;, &quot;&amp;[.D143]&amp;&quot;, &quot;&amp;[.E143]&amp;&quot;)&quot;" office:value-type="string" office:string-value="&quot;Plum&quot;: (221, 160, 221)">
            <text:p>"Plum": (221, 160, 221)</text:p>
          </table:table-cell>
        </table:table-row>
        <table:table-row table:style-name="ro1">
          <table:table-cell office:value-type="string">
            <text:p>Orchid</text:p>
          </table:table-cell>
          <table:table-cell table:style-name="ce145" office:value-type="string">
            <text:p> </text:p>
          </table:table-cell>
          <table:table-cell office:value-type="float" office:value="218">
            <text:p>218</text:p>
          </table:table-cell>
          <table:table-cell office:value-type="float" office:value="112">
            <text:p>112</text:p>
          </table:table-cell>
          <table:table-cell office:value-type="float" office:value="214">
            <text:p>214</text:p>
          </table:table-cell>
          <table:table-cell table:style-name="ce145" table:formula="of:=CHAR(34)&amp;[.A144]&amp;CHAR(34)&amp;&quot;: (&quot;&amp;[.C144]&amp;&quot;, &quot;&amp;[.D144]&amp;&quot;, &quot;&amp;[.E144]&amp;&quot;)&quot;" office:value-type="string" office:string-value="&quot;Orchid&quot;: (218, 112, 214)">
            <text:p>"Orchid": (218, 112, 214)</text:p>
          </table:table-cell>
        </table:table-row>
        <table:table-row table:style-name="ro1">
          <table:table-cell office:value-type="string">
            <text:p>Medium Orchid</text:p>
          </table:table-cell>
          <table:table-cell table:style-name="ce146" office:value-type="string">
            <text:p> </text:p>
          </table:table-cell>
          <table:table-cell office:value-type="float" office:value="186">
            <text:p>186</text:p>
          </table:table-cell>
          <table:table-cell office:value-type="float" office:value="85">
            <text:p>85</text:p>
          </table:table-cell>
          <table:table-cell office:value-type="float" office:value="211">
            <text:p>211</text:p>
          </table:table-cell>
          <table:table-cell table:style-name="ce146" table:formula="of:=CHAR(34)&amp;[.A145]&amp;CHAR(34)&amp;&quot;: (&quot;&amp;[.C145]&amp;&quot;, &quot;&amp;[.D145]&amp;&quot;, &quot;&amp;[.E145]&amp;&quot;)&quot;" office:value-type="string" office:string-value="&quot;Medium Orchid&quot;: (186, 85, 211)">
            <text:p>"Medium Orchid": (186, 85, 211)</text:p>
          </table:table-cell>
        </table:table-row>
        <table:table-row table:style-name="ro1">
          <table:table-cell office:value-type="string">
            <text:p>Dark Orchid</text:p>
          </table:table-cell>
          <table:table-cell table:style-name="ce147" office:value-type="string">
            <text:p> </text:p>
          </table:table-cell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table:style-name="ce147" table:formula="of:=CHAR(34)&amp;[.A146]&amp;CHAR(34)&amp;&quot;: (&quot;&amp;[.C146]&amp;&quot;, &quot;&amp;[.D146]&amp;&quot;, &quot;&amp;[.E146]&amp;&quot;)&quot;" office:value-type="string" office:string-value="&quot;Dark Orchid&quot;: (153, 50, 204)">
            <text:p>"Dark Orchid": (153, 50, 204)</text:p>
          </table:table-cell>
        </table:table-row>
        <table:table-row table:style-name="ro1">
          <table:table-cell office:value-type="string">
            <text:p>Dark Violet</text:p>
          </table:table-cell>
          <table:table-cell table:style-name="ce148" office:value-type="string">
            <text:p> 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table:style-name="ce148" table:formula="of:=CHAR(34)&amp;[.A147]&amp;CHAR(34)&amp;&quot;: (&quot;&amp;[.C147]&amp;&quot;, &quot;&amp;[.D147]&amp;&quot;, &quot;&amp;[.E147]&amp;&quot;)&quot;" office:value-type="string" office:string-value="&quot;Dark Violet&quot;: (148, 0, 211)">
            <text:p>"Dark Violet": (148, 0, 211)</text:p>
          </table:table-cell>
        </table:table-row>
        <table:table-row table:style-name="ro1">
          <table:table-cell office:value-type="string">
            <text:p>Blue Violet</text:p>
          </table:table-cell>
          <table:table-cell table:style-name="ce149" office:value-type="string">
            <text:p> </text:p>
          </table:table-cell>
          <table:table-cell office:value-type="float" office:value="138">
            <text:p>138</text:p>
          </table:table-cell>
          <table:table-cell office:value-type="float" office:value="43">
            <text:p>43</text:p>
          </table:table-cell>
          <table:table-cell office:value-type="float" office:value="226">
            <text:p>226</text:p>
          </table:table-cell>
          <table:table-cell table:style-name="ce149" table:formula="of:=CHAR(34)&amp;[.A148]&amp;CHAR(34)&amp;&quot;: (&quot;&amp;[.C148]&amp;&quot;, &quot;&amp;[.D148]&amp;&quot;, &quot;&amp;[.E148]&amp;&quot;)&quot;" office:value-type="string" office:string-value="&quot;Blue Violet&quot;: (138, 43, 226)">
            <text:p>"Blue Violet": (138, 43, 226)</text:p>
          </table:table-cell>
        </table:table-row>
        <table:table-row table:style-name="ro1">
          <table:table-cell office:value-type="string">
            <text:p>Purple</text:p>
          </table:table-cell>
          <table:table-cell table:style-name="ce150" office:value-type="string">
            <text:p> </text:p>
          </table:table-cell>
          <table:table-cell office:value-type="float" office:value="160">
            <text:p>160</text:p>
          </table:table-cell>
          <table:table-cell office:value-type="float" office:value="32">
            <text:p>32</text:p>
          </table:table-cell>
          <table:table-cell office:value-type="float" office:value="240">
            <text:p>240</text:p>
          </table:table-cell>
          <table:table-cell table:style-name="ce150" table:formula="of:=CHAR(34)&amp;[.A149]&amp;CHAR(34)&amp;&quot;: (&quot;&amp;[.C149]&amp;&quot;, &quot;&amp;[.D149]&amp;&quot;, &quot;&amp;[.E149]&amp;&quot;)&quot;" office:value-type="string" office:string-value="&quot;Purple&quot;: (160, 32, 240)">
            <text:p>"Purple": (160, 32, 240)</text:p>
          </table:table-cell>
        </table:table-row>
        <table:table-row table:style-name="ro1">
          <table:table-cell office:value-type="string">
            <text:p>Medium Purple</text:p>
          </table:table-cell>
          <table:table-cell table:style-name="ce151" office:value-type="string">
            <text:p> </text:p>
          </table:table-cell>
          <table:table-cell office:value-type="float" office:value="147">
            <text:p>147</text:p>
          </table:table-cell>
          <table:table-cell office:value-type="float" office:value="112">
            <text:p>112</text:p>
          </table:table-cell>
          <table:table-cell office:value-type="float" office:value="219">
            <text:p>219</text:p>
          </table:table-cell>
          <table:table-cell table:style-name="ce151" table:formula="of:=CHAR(34)&amp;[.A150]&amp;CHAR(34)&amp;&quot;: (&quot;&amp;[.C150]&amp;&quot;, &quot;&amp;[.D150]&amp;&quot;, &quot;&amp;[.E150]&amp;&quot;)&quot;" office:value-type="string" office:string-value="&quot;Medium Purple&quot;: (147, 112, 219)">
            <text:p>"Medium Purple": (147, 112, 219)</text:p>
          </table:table-cell>
        </table:table-row>
        <table:table-row table:style-name="ro1">
          <table:table-cell office:value-type="string">
            <text:p>Thistle</text:p>
          </table:table-cell>
          <table:table-cell table:style-name="ce152" office:value-type="string">
            <text:p> </text:p>
          </table:table-cell>
          <table:table-cell office:value-type="float" office:value="216">
            <text:p>216</text:p>
          </table:table-cell>
          <table:table-cell office:value-type="float" office:value="191">
            <text:p>191</text:p>
          </table:table-cell>
          <table:table-cell office:value-type="float" office:value="216">
            <text:p>216</text:p>
          </table:table-cell>
          <table:table-cell table:style-name="ce152" table:formula="of:=CHAR(34)&amp;[.A151]&amp;CHAR(34)&amp;&quot;: (&quot;&amp;[.C151]&amp;&quot;, &quot;&amp;[.D151]&amp;&quot;, &quot;&amp;[.E151]&amp;&quot;)&quot;" office:value-type="string" office:string-value="&quot;Thistle&quot;: (216, 191, 216)">
            <text:p>"Thistle": (216, 191, 216)</text:p>
          </table:table-cell>
        </table:table-row>
        <table:named-expressions/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  <table:named-expressions/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  <table:named-expressions/>
      </table:table>
      <table:named-expressions>
        <table:named-range table:name="PA" table:base-cell-address="$Лист1.$B$3" table:cell-range-address="$Лист1.$C$3"/>
        <table:named-range table:name="GR" table:base-cell-address="$Лист1.$B$52" table:cell-range-address="$Лист1.$C$52"/>
        <table:named-range table:name="BL" table:base-cell-address="$Лист1.$B$61" table:cell-range-address="$Лист1.$C$61"/>
        <table:named-range table:name="GRE" table:base-cell-address="$Лист1.$B$88" table:cell-range-address="$Лист1.$C$88"/>
        <table:named-range table:name="YE" table:base-cell-address="$Лист1.$B$110" table:cell-range-address="$Лист1.$C$110"/>
        <table:named-range table:name="BR" table:base-cell-address="$Лист1.$B$120" table:cell-range-address="$Лист1.$C$120"/>
        <table:named-range table:name="OR" table:base-cell-address="$Лист1.$B$135" table:cell-range-address="$Лист1.$C$135"/>
        <table:named-range table:name="PI" table:base-cell-address="$Лист1.$B$147" table:cell-range-address="$Лист1.$C$147"/>
      </table:named-expressions>
      <table:database-ranges>
        <table:database-range table:name="__Anonymous_Sheet_DB__1" table:target-range-address="Лист1.C1:Лист1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22.03.2014</text:date>, <text:time>12:59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Календаров</meta:initial-creator>
    <meta:creation-date>2014-03-22T10:04:06.38</meta:creation-date>
    <dc:date>2014-03-22T12:59:16.15</dc:date>
    <dc:creator>Андрей Календаров</dc:creator>
    <meta:editing-duration>PT2H30M20S</meta:editing-duration>
    <meta:editing-cycles>3</meta:editing-cycles>
    <meta:generator>OpenOffice/4.0.0$Win32 OpenOffice.org_project/400m3$Build-9702</meta:generator>
    <meta:document-statistic meta:table-count="3" meta:cell-count="906" meta:object-count="0"/>
  </office:meta>
</office:document-meta>
</file>